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3.427cm"/>
    </style:style>
    <style:style style:name="co4" style:family="table-column">
      <style:table-column-properties fo:break-before="auto" style:column-width="4.588cm"/>
    </style:style>
    <style:style style:name="co5" style:family="table-column">
      <style:table-column-properties fo:break-before="auto" style:column-width="4.119cm"/>
    </style:style>
    <style:style style:name="co6" style:family="table-column">
      <style:table-column-properties fo:break-before="auto" style:column-width="3.538cm"/>
    </style:style>
    <style:style style:name="co7" style:family="table-column">
      <style:table-column-properties fo:break-before="auto" style:column-width="16.2cm"/>
    </style:style>
    <style:style style:name="co8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4.837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29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6.054cm"/>
    </style:style>
    <style:style style:name="co14" style:family="table-column">
      <style:table-column-properties fo:break-before="auto" style:column-width="19.048cm"/>
    </style:style>
    <style:style style:name="co15" style:family="table-column">
      <style:table-column-properties fo:break-before="auto" style:column-width="6.025cm"/>
    </style:style>
    <style:style style:name="co16" style:family="table-column">
      <style:table-column-properties fo:break-before="auto" style:column-width="4.67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3.316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Sans 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Nimbus Sans L" fo:font-size="11pt" fo:font-style="italic" style:text-underline-style="none" fo:font-weight="bold" style:font-name-asian="Arial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1f1c1b" style:text-line-through-style="none" style:text-line-through-type="none" style:font-name="Nimbus Sans 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Nimbus Sans 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313739" style:text-line-through-style="none" style:text-line-through-type="none" style:font-name="Nimbus Sans L" fo:font-size="11pt" fo:font-style="italic" style:text-underline-style="none" fo:font-weight="normal" style:font-name-asian="Ari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Nimbus Sans 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Nimbus Sans 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Sans 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Sans L"/>
    </style:style>
  </office:automatic-styles>
  <office:body>
    <office:spreadsheet>
      <table:table table:name="Catalogo pad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_lis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creación</text:p>
          </table:table-cell>
          <table:table-cell office:value-type="string" calcext:value-type="string">
            <text:p>Activ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talogo Sistema ARKA</text:p>
          </table:table-cell>
          <table:table-cell table:style-name="ce3" office:value-type="string" calcext:value-type="string">
            <text:p>01/04/2015</text:p>
          </table:table-cell>
          <table:table-cell table:style-name="ce2" office:value-type="float" office:value="1" calcext:value-type="float">
            <text:p>1</text:p>
          </table:table-cell>
        </table:table-row>
      </table:table>
      <table:table table:name="Catalogo Hijos" table:style-name="ta1">
        <table:table-column table:style-name="co5" table:default-cell-style-name="ce9"/>
        <table:table-column table:style-name="co6" table:default-cell-style-name="ce13"/>
        <table:table-column table:style-name="co7" table:default-cell-style-name="ce9"/>
        <table:table-column table:style-name="co8" table:default-cell-style-name="ce16"/>
        <table:table-column table:style-name="co1" table:default-cell-style-name="ce13"/>
        <table:table-row table:style-name="ro4">
          <table:table-cell table:style-name="ce4" office:value-type="string" calcext:value-type="string">
            <text:p>elemento_codigo</text:p>
          </table:table-cell>
          <table:table-cell office:value-type="string" calcext:value-type="string">
            <text:p>elemento_catalogo</text:p>
          </table:table-cell>
          <table:table-cell table:style-name="ce4" office:value-type="string" calcext:value-type="string">
            <text:p>elemento_nombre</text:p>
          </table:table-cell>
          <table:table-cell table:style-name="ce13" office:value-type="string" calcext:value-type="string">
            <text:p>fecha_creacion</text:p>
          </table:table-cell>
          <table:table-cell office:value-type="string" calcext:value-type="string">
            <text:p>Id_Grupo</text:p>
          </table:table-cell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ementos sin nivel de Inventario definido</text:p>
          </table:table-cell>
          <table:table-cell office:value-type="string" calcext:value-type="string">
            <text:p>2015-04-01</text:p>
          </table:table-cell>
          <table:table-cell/>
        </table:table-row>
        <table:table-row table:style-name="ro4"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lementos sin nivel de inventario definido</text:p>
          </table:table-cell>
          <table:table-cell office:value-type="string" calcext:value-type="string">
            <text:p>2015-04-01</text:p>
          </table:table-cell>
          <table:table-cell office:value-type="float" office:value="-2" calcext:value-type="float">
            <text:p>-2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Consumo</text:p>
          </table:table-cell>
          <table:table-cell office:value-type="string" calcext:value-type="string">
            <text:p>2015-04-01</text:p>
          </table:table-cell>
          <table:table-cell/>
        </table:table-row>
        <table:table-row table:style-name="ro4">
          <table:table-cell table:style-name="ce5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mbustibles</text:p>
          </table:table-cell>
          <table:table-cell office:value-type="string" calcext:value-type="string">
            <text:p>2015-04-0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6"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ombustibles líquidos.</text:p>
          </table:table-cell>
          <table:table-cell office:value-type="string" calcext:value-type="string">
            <text:p>2015-04-01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6" office:value-type="float" office:value="10202" calcext:value-type="float">
            <text:p>102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ombustibles gaseosos</text:p>
          </table:table-cell>
          <table:table-cell office:value-type="string" calcext:value-type="string">
            <text:p>2015-04-01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style-name="ce6" office:value-type="float" office:value="10203" calcext:value-type="float">
            <text:p>102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ombustibles sólidos</text:p>
          </table:table-cell>
          <table:table-cell office:value-type="string" calcext:value-type="string">
            <text:p>2015-04-0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5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edicamentos, materiales quirúrgicos y de sanidad</text:p>
          </table:table-cell>
          <table:table-cell office:value-type="string" calcext:value-type="string">
            <text:p>2015-04-0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6" office:value-type="float" office:value="10301" calcext:value-type="float">
            <text:p>103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edicamentos para atención humana</text:p>
          </table:table-cell>
          <table:table-cell office:value-type="string" calcext:value-type="string">
            <text:p>2015-04-01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ce6" office:value-type="float" office:value="10302" calcext:value-type="float">
            <text:p>103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y materiales para atención humana</text:p>
          </table:table-cell>
          <table:table-cell office:value-type="string" calcext:value-type="string">
            <text:p>2015-04-01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style-name="ce6" office:value-type="float" office:value="10303" calcext:value-type="float">
            <text:p>103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edicamentos para atención animal</text:p>
          </table:table-cell>
          <table:table-cell office:value-type="string" calcext:value-type="string">
            <text:p>2015-04-01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6" office:value-type="float" office:value="10304" calcext:value-type="float">
            <text:p>103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y materiales para atención animal</text:p>
          </table:table-cell>
          <table:table-cell office:value-type="string" calcext:value-type="string">
            <text:p>2015-04-0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5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, materiales y materias primas para construcción, instalación y labores</text:p>
          </table:table-cell>
          <table:table-cell office:value-type="string" calcext:value-type="string">
            <text:p>2015-04-01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style-name="ce6" office:value-type="float" office:value="10401" calcext:value-type="float">
            <text:p>104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construcción y reparación</text:p>
          </table:table-cell>
          <table:table-cell office:value-type="string" calcext:value-type="string">
            <text:p>2015-04-01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style-name="ce6" office:value-type="float" office:value="10402" calcext:value-type="float">
            <text:p>104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de instalación y adhesión</text:p>
          </table:table-cell>
          <table:table-cell office:value-type="string" calcext:value-type="string">
            <text:p>2015-04-01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table:style-name="ce6" office:value-type="float" office:value="10403" calcext:value-type="float">
            <text:p>104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mantenimiento de instalaciones físicas</text:p>
          </table:table-cell>
          <table:table-cell office:value-type="string" calcext:value-type="string">
            <text:p>2015-04-01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table:style-name="ce6" office:value-type="float" office:value="10404" calcext:value-type="float">
            <text:p>104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Herramientas de consumo</text:p>
          </table:table-cell>
          <table:table-cell office:value-type="string" calcext:value-type="string">
            <text:p>2015-04-01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table:style-name="ce5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emillas y abonos</text:p>
          </table:table-cell>
          <table:table-cell office:value-type="string" calcext:value-type="string">
            <text:p>2015-04-01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style-name="ce6" office:value-type="float" office:value="10901" calcext:value-type="float">
            <text:p>109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bonos</text:p>
          </table:table-cell>
          <table:table-cell office:value-type="string" calcext:value-type="string">
            <text:p>2015-04-01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table:style-name="ce6" office:value-type="float" office:value="10902" calcext:value-type="float">
            <text:p>109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emillas</text:p>
          </table:table-cell>
          <table:table-cell office:value-type="string" calcext:value-type="string">
            <text:p>2015-04-01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table:style-name="ce5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para oficina</text:p>
          </table:table-cell>
          <table:table-cell office:value-type="string" calcext:value-type="string">
            <text:p>2015-04-01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table:style-name="ce6" office:value-type="float" office:value="11002" calcext:value-type="float">
            <text:p>110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oficina, escritorio y papeleria</text:p>
          </table:table-cell>
          <table:table-cell office:value-type="string" calcext:value-type="string">
            <text:p>2015-04-01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table:style-name="ce5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Víveres, abarrotes y elementos de Cafetería</text:p>
          </table:table-cell>
          <table:table-cell office:value-type="string" calcext:value-type="string">
            <text:p>2015-04-01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table:style-name="ce6" office:value-type="float" office:value="11101" calcext:value-type="float">
            <text:p>111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íveres</text:p>
          </table:table-cell>
          <table:table-cell office:value-type="string" calcext:value-type="string">
            <text:p>2015-04-01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table:style-name="ce6" office:value-type="float" office:value="11102" calcext:value-type="float">
            <text:p>111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tensilios de cafetería</text:p>
          </table:table-cell>
          <table:table-cell office:value-type="string" calcext:value-type="string">
            <text:p>2015-04-01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 table:style-name="ce5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epuestos para maquinaria y equipos</text:p>
          </table:table-cell>
          <table:table-cell office:value-type="string" calcext:value-type="string">
            <text:p>2015-04-01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table:style-name="ce6" office:value-type="float" office:value="11201" calcext:value-type="float">
            <text:p>112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máquina de escribir y calculadoras</text:p>
          </table:table-cell>
          <table:table-cell office:value-type="string" calcext:value-type="string">
            <text:p>2015-04-01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table:style-name="ce6" office:value-type="float" office:value="11202" calcext:value-type="float">
            <text:p>112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equipo de computación, impresoras y similares</text:p>
          </table:table-cell>
          <table:table-cell office:value-type="string" calcext:value-type="string">
            <text:p>2015-04-01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table:style-name="ce6" office:value-type="float" office:value="11203" calcext:value-type="float">
            <text:p>112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equipos de laboratorio</text:p>
          </table:table-cell>
          <table:table-cell office:value-type="string" calcext:value-type="string">
            <text:p>2015-04-01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table:style-name="ce6" office:value-type="float" office:value="11204" calcext:value-type="float">
            <text:p>112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vehículos</text:p>
          </table:table-cell>
          <table:table-cell office:value-type="string" calcext:value-type="string">
            <text:p>2015-04-01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table:style-name="ce6" office:value-type="float" office:value="11205" calcext:value-type="float">
            <text:p>1120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ascensores, plantas eléctricas y máquinas hidráulicas</text:p>
          </table:table-cell>
          <table:table-cell office:value-type="string" calcext:value-type="string">
            <text:p>2015-04-01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table:style-name="ce5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aseo y protección</text:p>
          </table:table-cell>
          <table:table-cell office:value-type="string" calcext:value-type="string">
            <text:p>2015-04-01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style-name="ce6" office:value-type="float" office:value="11301" calcext:value-type="float">
            <text:p>113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protección y seguridad industrial</text:p>
          </table:table-cell>
          <table:table-cell office:value-type="string" calcext:value-type="string">
            <text:p>2015-04-01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table:style-name="ce6" office:value-type="float" office:value="11302" calcext:value-type="float">
            <text:p>113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aseo</text:p>
          </table:table-cell>
          <table:table-cell office:value-type="string" calcext:value-type="string">
            <text:p>2015-04-01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style-name="ce5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otaciones</text:p>
          </table:table-cell>
          <table:table-cell office:value-type="string" calcext:value-type="string">
            <text:p>2015-04-01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table:style-name="ce6" office:value-type="float" office:value="11401" calcext:value-type="float">
            <text:p>114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tación para empleados</text:p>
          </table:table-cell>
          <table:table-cell office:value-type="string" calcext:value-type="string">
            <text:p>2015-04-01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table:style-name="ce6" office:value-type="float" office:value="11402" calcext:value-type="float">
            <text:p>114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tación para deportistas</text:p>
          </table:table-cell>
          <table:table-cell office:value-type="string" calcext:value-type="string">
            <text:p>2015-04-01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table:style-name="ce6" office:value-type="float" office:value="11403" calcext:value-type="float">
            <text:p>114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tación para grupos culturales</text:p>
          </table:table-cell>
          <table:table-cell office:value-type="string" calcext:value-type="string">
            <text:p>2015-04-01</text:p>
          </table:table-cell>
          <table:table-cell office:value-type="float" office:value="36" calcext:value-type="float">
            <text:p>36</text:p>
          </table:table-cell>
        </table:table-row>
        <table:table-row table:style-name="ro4">
          <table:table-cell table:style-name="ce6" office:value-type="float" office:value="11404" calcext:value-type="float">
            <text:p>114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upitres para aulas de clase</text:p>
          </table:table-cell>
          <table:table-cell office:value-type="string" calcext:value-type="string">
            <text:p>2015-04-01</text:p>
          </table:table-cell>
          <table:table-cell office:value-type="float" office:value="37" calcext:value-type="float">
            <text:p>37</text:p>
          </table:table-cell>
        </table:table-row>
        <table:table-row table:style-name="ro4">
          <table:table-cell table:style-name="ce6" office:value-type="float" office:value="11405" calcext:value-type="float">
            <text:p>1140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consumo para biblioteca</text:p>
          </table:table-cell>
          <table:table-cell office:value-type="string" calcext:value-type="string">
            <text:p>2015-04-01</text:p>
          </table:table-cell>
          <table:table-cell office:value-type="float" office:value="38" calcext:value-type="float">
            <text:p>38</text:p>
          </table:table-cell>
        </table:table-row>
        <table:table-row table:style-name="ro4">
          <table:table-cell table:style-name="ce7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Impresos y publicaciones</text:p>
          </table:table-cell>
          <table:table-cell office:value-type="string" calcext:value-type="string">
            <text:p>2015-04-01</text:p>
          </table:table-cell>
          <table:table-cell office:value-type="float" office:value="39" calcext:value-type="float">
            <text:p>39</text:p>
          </table:table-cell>
        </table:table-row>
        <table:table-row table:style-name="ro4">
          <table:table-cell table:style-name="ce6" office:value-type="float" office:value="11501" calcext:value-type="float">
            <text:p>115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vistas</text:p>
          </table:table-cell>
          <table:table-cell office:value-type="string" calcext:value-type="string">
            <text:p>2015-04-01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table:style-name="ce6" office:value-type="float" office:value="11502" calcext:value-type="float">
            <text:p>115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ibros</text:p>
          </table:table-cell>
          <table:table-cell office:value-type="string" calcext:value-type="string">
            <text:p>2015-04-01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table:style-name="ce6" office:value-type="float" office:value="11503" calcext:value-type="float">
            <text:p>115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presos publicitarios</text:p>
          </table:table-cell>
          <table:table-cell office:value-type="string" calcext:value-type="string">
            <text:p>2015-04-01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table:style-name="ce6" office:value-type="float" office:value="11504" calcext:value-type="float">
            <text:p>115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sumos para artes gráficas</text:p>
          </table:table-cell>
          <table:table-cell office:value-type="string" calcext:value-type="string">
            <text:p>2015-04-01</text:p>
          </table:table-cell>
          <table:table-cell office:value-type="float" office:value="43" calcext:value-type="float">
            <text:p>43</text:p>
          </table:table-cell>
        </table:table-row>
        <table:table-row table:style-name="ro4">
          <table:table-cell table:style-name="ce6" office:value-type="float" office:value="11505" calcext:value-type="float">
            <text:p>1150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iplomas y Actas de Grado</text:p>
          </table:table-cell>
          <table:table-cell office:value-type="string" calcext:value-type="string">
            <text:p>2015-04-01</text:p>
          </table:table-cell>
          <table:table-cell office:value-type="float" office:value="44" calcext:value-type="float">
            <text:p>44</text:p>
          </table:table-cell>
        </table:table-row>
        <table:table-row table:style-name="ro4">
          <table:table-cell table:style-name="ce5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premiaciones, condolencias y decoraciones</text:p>
          </table:table-cell>
          <table:table-cell office:value-type="string" calcext:value-type="string">
            <text:p>2015-04-01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table:style-name="ce6" office:value-type="float" office:value="11601" calcext:value-type="float">
            <text:p>116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condecoraciones y reconocimientos</text:p>
          </table:table-cell>
          <table:table-cell office:value-type="string" calcext:value-type="string">
            <text:p>2015-04-01</text:p>
          </table:table-cell>
          <table:table-cell office:value-type="float" office:value="46" calcext:value-type="float">
            <text:p>46</text:p>
          </table:table-cell>
        </table:table-row>
        <table:table-row table:style-name="ro4">
          <table:table-cell table:style-name="ce6" office:value-type="float" office:value="11602" calcext:value-type="float">
            <text:p>116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decoración</text:p>
          </table:table-cell>
          <table:table-cell office:value-type="string" calcext:value-type="string">
            <text:p>2015-04-01</text:p>
          </table:table-cell>
          <table:table-cell office:value-type="float" office:value="47" calcext:value-type="float">
            <text:p>47</text:p>
          </table:table-cell>
        </table:table-row>
        <table:table-row table:style-name="ro4">
          <table:table-cell table:style-name="ce5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y Suministros de Laboratorio </text:p>
          </table:table-cell>
          <table:table-cell office:value-type="string" calcext:value-type="string">
            <text:p>2015-04-01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table:style-name="ce6" office:value-type="float" office:value="11701" calcext:value-type="float">
            <text:p>117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sumos de laboratorio</text:p>
          </table:table-cell>
          <table:table-cell office:value-type="string" calcext:value-type="string">
            <text:p>2015-04-01</text:p>
          </table:table-cell>
          <table:table-cell office:value-type="float" office:value="49" calcext:value-type="float">
            <text:p>49</text:p>
          </table:table-cell>
        </table:table-row>
        <table:table-row table:style-name="ro4">
          <table:table-cell table:style-name="ce6" office:value-type="float" office:value="11702" calcext:value-type="float">
            <text:p>117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terial de vidrio para laboratorio</text:p>
          </table:table-cell>
          <table:table-cell office:value-type="string" calcext:value-type="string">
            <text:p>2015-04-01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table:style-name="ce6" office:value-type="float" office:value="11703" calcext:value-type="float">
            <text:p>117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activos</text:p>
          </table:table-cell>
          <table:table-cell office:value-type="string" calcext:value-type="string">
            <text:p>2015-04-01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table:style-name="ce6" office:value-type="float" office:value="11704" calcext:value-type="float">
            <text:p>117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consumo para laboratorio de música</text:p>
          </table:table-cell>
          <table:table-cell office:value-type="string" calcext:value-type="string">
            <text:p>2015-04-01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 table:style-name="ce5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PACITACION,BIENESTAR SOCIAL Y ESTIMULOS</text:p>
          </table:table-cell>
          <table:table-cell office:value-type="string" calcext:value-type="string">
            <text:p>2015-04-01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table:style-name="ce5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teriales y Suministros</text:p>
          </table:table-cell>
          <table:table-cell office:value-type="string" calcext:value-type="string">
            <text:p>2015-04-01</text:p>
          </table:table-cell>
          <table:table-cell office:value-type="float" office:value="54" calcext:value-type="float">
            <text:p>54</text:p>
          </table:table-cell>
        </table:table-row>
        <table:table-row table:style-name="ro4">
          <table:table-cell table:style-name="ce6" office:value-type="float" office:value="12501" calcext:value-type="float">
            <text:p>12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es y suministros en General</text:p>
          </table:table-cell>
          <table:table-cell office:value-type="string" calcext:value-type="string">
            <text:p>2015-04-01</text:p>
          </table:table-cell>
          <table:table-cell office:value-type="float" office:value="55" calcext:value-type="float">
            <text:p>55</text:p>
          </table:table-cell>
        </table:table-row>
        <table:table-row table:style-name="ro4">
          <table:table-cell table:style-name="ce6" office:value-type="float" office:value="12502" calcext:value-type="float">
            <text:p>12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 educativo</text:p>
          </table:table-cell>
          <table:table-cell office:value-type="string" calcext:value-type="string">
            <text:p>2015-04-01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table:style-name="ce6" office:value-type="float" office:value="12503" calcext:value-type="float">
            <text:p>12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tocopias</text:p>
          </table:table-cell>
          <table:table-cell office:value-type="string" calcext:value-type="string">
            <text:p>2015-04-01</text:p>
          </table:table-cell>
          <table:table-cell office:value-type="float" office:value="57" calcext:value-type="float">
            <text:p>57</text:p>
          </table:table-cell>
        </table:table-row>
        <table:table-row table:style-name="ro4">
          <table:table-cell table:style-name="ce6" office:value-type="float" office:value="12601" calcext:value-type="float">
            <text:p>1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os Cargos Diferidos</text:p>
          </table:table-cell>
          <table:table-cell office:value-type="string" calcext:value-type="string">
            <text:p>2015-04-01</text:p>
          </table:table-cell>
          <table:table-cell office:value-type="float" office:value="58" calcext:value-type="float">
            <text:p>58</text:p>
          </table:table-cell>
        </table:table-row>
        <table:table-row table:style-name="ro4">
          <table:table-cell table:style-name="ce7" office:value-type="float" office:value="12602" calcext:value-type="float">
            <text:p>1260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office:value-type="string" calcext:value-type="string">
            <text:p>2015-04-01</text:p>
          </table:table-cell>
          <table:table-cell office:value-type="float" office:value="59" calcext:value-type="float">
            <text:p>59</text:p>
          </table:table-cell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volutivos</text:p>
          </table:table-cell>
          <table:table-cell office:value-type="string" calcext:value-type="string">
            <text:p>2015-04-01</text:p>
          </table:table-cell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8"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rmas</text:p>
          </table:table-cell>
          <table:table-cell office:value-type="string" calcext:value-type="string">
            <text:p>2015-04-01</text:p>
          </table:table-cell>
          <table:table-cell office:value-type="float" office:value="61" calcext:value-type="float">
            <text:p>61</text:p>
          </table:table-cell>
        </table:table-row>
        <table:table-row table:style-name="ro4">
          <table:table-cell office:value-type="float" office:value="20101" calcext:value-type="float">
            <text:p>2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s de fuego</text:p>
          </table:table-cell>
          <table:table-cell office:value-type="string" calcext:value-type="string">
            <text:p>2015-04-01</text:p>
          </table:table-cell>
          <table:table-cell office:value-type="float" office:value="62" calcext:value-type="float">
            <text:p>62</text:p>
          </table:table-cell>
        </table:table-row>
        <table:table-row table:style-name="ro4">
          <table:table-cell office:value-type="float" office:value="20102" calcext:value-type="float">
            <text:p>2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armas de fuego</text:p>
          </table:table-cell>
          <table:table-cell office:value-type="string" calcext:value-type="string">
            <text:p>2015-04-01</text:p>
          </table:table-cell>
          <table:table-cell office:value-type="float" office:value="63" calcext:value-type="float">
            <text:p>63</text:p>
          </table:table-cell>
        </table:table-row>
        <table:table-row table:style-name="ro4">
          <table:table-cell table:style-name="ce8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iscotecas y musicotecas</text:p>
          </table:table-cell>
          <table:table-cell office:value-type="string" calcext:value-type="string">
            <text:p>2015-04-01</text:p>
          </table:table-cell>
          <table:table-cell office:value-type="float" office:value="64" calcext:value-type="float">
            <text:p>64</text:p>
          </table:table-cell>
        </table:table-row>
        <table:table-row table:style-name="ro4">
          <table:table-cell office:value-type="float" office:value="20201" calcext:value-type="float">
            <text:p>2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egos de luces</text:p>
          </table:table-cell>
          <table:table-cell office:value-type="string" calcext:value-type="string">
            <text:p>2015-04-01</text:p>
          </table:table-cell>
          <table:table-cell office:value-type="float" office:value="65" calcext:value-type="float">
            <text:p>65</text:p>
          </table:table-cell>
        </table:table-row>
        <table:table-row table:style-name="ro4">
          <table:table-cell office:value-type="float" office:value="20202" calcext:value-type="float">
            <text:p>2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juegos de luces</text:p>
          </table:table-cell>
          <table:table-cell office:value-type="string" calcext:value-type="string">
            <text:p>2015-04-01</text:p>
          </table:table-cell>
          <table:table-cell office:value-type="float" office:value="66" calcext:value-type="float">
            <text:p>66</text:p>
          </table:table-cell>
        </table:table-row>
        <table:table-row table:style-name="ro4">
          <table:table-cell office:value-type="float" office:value="20203" calcext:value-type="float">
            <text:p>20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sonido</text:p>
          </table:table-cell>
          <table:table-cell office:value-type="string" calcext:value-type="string">
            <text:p>2015-04-01</text:p>
          </table:table-cell>
          <table:table-cell office:value-type="float" office:value="67" calcext:value-type="float">
            <text:p>67</text:p>
          </table:table-cell>
        </table:table-row>
        <table:table-row table:style-name="ro4">
          <table:table-cell office:value-type="float" office:value="20204" calcext:value-type="float">
            <text:p>2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equipos de sonido</text:p>
          </table:table-cell>
          <table:table-cell office:value-type="string" calcext:value-type="string">
            <text:p>2015-04-01</text:p>
          </table:table-cell>
          <table:table-cell office:value-type="float" office:value="68" calcext:value-type="float">
            <text:p>68</text:p>
          </table:table-cell>
        </table:table-row>
        <table:table-row table:style-name="ro4">
          <table:table-cell office:value-type="float" office:value="20205" calcext:value-type="float">
            <text:p>20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mas</text:p>
          </table:table-cell>
          <table:table-cell office:value-type="string" calcext:value-type="string">
            <text:p>2015-04-01</text:p>
          </table:table-cell>
          <table:table-cell office:value-type="float" office:value="69" calcext:value-type="float">
            <text:p>69</text:p>
          </table:table-cell>
        </table:table-row>
        <table:table-row table:style-name="ro4">
          <table:table-cell office:value-type="float" office:value="20206" calcext:value-type="float">
            <text:p>2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tarimas</text:p>
          </table:table-cell>
          <table:table-cell office:value-type="string" calcext:value-type="string">
            <text:p>2015-04-01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office:value-type="float" office:value="20207" calcext:value-type="float">
            <text:p>2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ecciones musicales</text:p>
          </table:table-cell>
          <table:table-cell office:value-type="string" calcext:value-type="string">
            <text:p>2015-04-01</text:p>
          </table:table-cell>
          <table:table-cell office:value-type="float" office:value="71" calcext:value-type="float">
            <text:p>71</text:p>
          </table:table-cell>
        </table:table-row>
        <table:table-row table:style-name="ro4">
          <table:table-cell table:style-name="ce8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 culto</text:p>
          </table:table-cell>
          <table:table-cell office:value-type="string" calcext:value-type="string">
            <text:p>2015-04-01</text:p>
          </table:table-cell>
          <table:table-cell office:value-type="float" office:value="72" calcext:value-type="float">
            <text:p>72</text:p>
          </table:table-cell>
        </table:table-row>
        <table:table-row table:style-name="ro4">
          <table:table-cell office:value-type="float" office:value="20301" calcext:value-type="float">
            <text:p>2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amentos</text:p>
          </table:table-cell>
          <table:table-cell office:value-type="string" calcext:value-type="string">
            <text:p>2015-04-01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20302" calcext:value-type="float">
            <text:p>2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tiduras litúrgicas y ropa de altar</text:p>
          </table:table-cell>
          <table:table-cell office:value-type="string" calcext:value-type="string">
            <text:p>2015-04-01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20303" calcext:value-type="float">
            <text:p>2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mbolos y objetos patrios</text:p>
          </table:table-cell>
          <table:table-cell office:value-type="string" calcext:value-type="string">
            <text:p>2015-04-01</text:p>
          </table:table-cell>
          <table:table-cell office:value-type="float" office:value="75" calcext:value-type="float">
            <text:p>75</text:p>
          </table:table-cell>
        </table:table-row>
        <table:table-row table:style-name="ro4">
          <table:table-cell table:style-name="ce8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 museo, cuadros y pinturas</text:p>
          </table:table-cell>
          <table:table-cell office:value-type="string" calcext:value-type="string">
            <text:p>2015-04-01</text:p>
          </table:table-cell>
          <table:table-cell office:value-type="float" office:value="76" calcext:value-type="float">
            <text:p>76</text:p>
          </table:table-cell>
        </table:table-row>
        <table:table-row table:style-name="ro4">
          <table:table-cell office:value-type="float" office:value="20401" calcext:value-type="float">
            <text:p>2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ulturas</text:p>
          </table:table-cell>
          <table:table-cell office:value-type="string" calcext:value-type="string">
            <text:p>2015-04-01</text:p>
          </table:table-cell>
          <table:table-cell office:value-type="float" office:value="77" calcext:value-type="float">
            <text:p>77</text:p>
          </table:table-cell>
        </table:table-row>
        <table:table-row table:style-name="ro4">
          <table:table-cell office:value-type="float" office:value="20402" calcext:value-type="float">
            <text:p>2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2015-04-01</text:p>
          </table:table-cell>
          <table:table-cell office:value-type="float" office:value="78" calcext:value-type="float">
            <text:p>78</text:p>
          </table:table-cell>
        </table:table-row>
        <table:table-row table:style-name="ro4">
          <table:table-cell office:value-type="float" office:value="20403" calcext:value-type="float">
            <text:p>20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2015-04-01</text:p>
          </table:table-cell>
          <table:table-cell office:value-type="float" office:value="79" calcext:value-type="float">
            <text:p>79</text:p>
          </table:table-cell>
        </table:table-row>
        <table:table-row table:style-name="ro4">
          <table:table-cell office:value-type="float" office:value="20404" calcext:value-type="float">
            <text:p>20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a</text:p>
          </table:table-cell>
          <table:table-cell office:value-type="string" calcext:value-type="string">
            <text:p>2015-04-01</text:p>
          </table:table-cell>
          <table:table-cell office:value-type="float" office:value="80" calcext:value-type="float">
            <text:p>80</text:p>
          </table:table-cell>
        </table:table-row>
        <table:table-row table:style-name="ro4">
          <table:table-cell table:style-name="ce8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máquinas para procesar alimentos</text:p>
          </table:table-cell>
          <table:table-cell office:value-type="string" calcext:value-type="string">
            <text:p>2015-04-01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float" office:value="20601" calcext:value-type="float">
            <text:p>2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despensa y cocina</text:p>
          </table:table-cell>
          <table:table-cell office:value-type="string" calcext:value-type="string">
            <text:p>2015-04-01</text:p>
          </table:table-cell>
          <table:table-cell office:value-type="float" office:value="82" calcext:value-type="float">
            <text:p>82</text:p>
          </table:table-cell>
        </table:table-row>
        <table:table-row table:style-name="ro4">
          <table:table-cell table:style-name="ce8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 y maquinaria para comunicaciones</text:p>
          </table:table-cell>
          <table:table-cell office:value-type="string" calcext:value-type="string">
            <text:p>2015-04-01</text:p>
          </table:table-cell>
          <table:table-cell office:value-type="float" office:value="83" calcext:value-type="float">
            <text:p>83</text:p>
          </table:table-cell>
        </table:table-row>
        <table:table-row table:style-name="ro4">
          <table:table-cell office:value-type="float" office:value="20701" calcext:value-type="float">
            <text:p>20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comunicación en audio</text:p>
          </table:table-cell>
          <table:table-cell office:value-type="string" calcext:value-type="string">
            <text:p>2015-04-01</text:p>
          </table:table-cell>
          <table:table-cell office:value-type="float" office:value="84" calcext:value-type="float">
            <text:p>84</text:p>
          </table:table-cell>
        </table:table-row>
        <table:table-row table:style-name="ro4">
          <table:table-cell office:value-type="float" office:value="20703" calcext:value-type="float">
            <text:p>2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comunicación en imágenes</text:p>
          </table:table-cell>
          <table:table-cell office:value-type="string" calcext:value-type="string">
            <text:p>2015-04-01</text:p>
          </table:table-cell>
          <table:table-cell office:value-type="float" office:value="85" calcext:value-type="float">
            <text:p>85</text:p>
          </table:table-cell>
        </table:table-row>
        <table:table-row table:style-name="ro4">
          <table:table-cell office:value-type="float" office:value="20704" calcext:value-type="float">
            <text:p>20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élites, transmisores y antenas</text:p>
          </table:table-cell>
          <table:table-cell office:value-type="string" calcext:value-type="string">
            <text:p>2015-04-01</text:p>
          </table:table-cell>
          <table:table-cell office:value-type="float" office:value="86" calcext:value-type="float">
            <text:p>86</text:p>
          </table:table-cell>
        </table:table-row>
        <table:table-row table:style-name="ro4">
          <table:table-cell office:value-type="float" office:value="20705" calcext:value-type="float">
            <text:p>20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ares</text:p>
          </table:table-cell>
          <table:table-cell office:value-type="string" calcext:value-type="string">
            <text:p>2015-04-01</text:p>
          </table:table-cell>
          <table:table-cell office:value-type="float" office:value="87" calcext:value-type="float">
            <text:p>87</text:p>
          </table:table-cell>
        </table:table-row>
        <table:table-row table:style-name="ro4">
          <table:table-cell office:value-type="float" office:value="20790" calcext:value-type="float">
            <text:p>20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proyección de imágenes</text:p>
          </table:table-cell>
          <table:table-cell office:value-type="string" calcext:value-type="string">
            <text:p>2015-04-01</text:p>
          </table:table-cell>
          <table:table-cell office:value-type="float" office:value="88" calcext:value-type="float">
            <text:p>88</text:p>
          </table:table-cell>
        </table:table-row>
        <table:table-row table:style-name="ro4">
          <table:table-cell table:style-name="ce8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maquinarias industriales</text:p>
          </table:table-cell>
          <table:table-cell office:value-type="string" calcext:value-type="string">
            <text:p>2015-04-01</text:p>
          </table:table-cell>
          <table:table-cell office:value-type="float" office:value="89" calcext:value-type="float">
            <text:p>89</text:p>
          </table:table-cell>
        </table:table-row>
        <table:table-row table:style-name="ro4">
          <table:table-cell office:value-type="float" office:value="20801" calcext:value-type="float">
            <text:p>2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construcción</text:p>
          </table:table-cell>
          <table:table-cell office:value-type="string" calcext:value-type="string">
            <text:p>2015-04-01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20802" calcext:value-type="float">
            <text:p>2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taller</text:p>
          </table:table-cell>
          <table:table-cell office:value-type="string" calcext:value-type="string">
            <text:p>2015-04-01</text:p>
          </table:table-cell>
          <table:table-cell office:value-type="float" office:value="91" calcext:value-type="float">
            <text:p>91</text:p>
          </table:table-cell>
        </table:table-row>
        <table:table-row table:style-name="ro4">
          <table:table-cell office:value-type="float" office:value="20802" calcext:value-type="float">
            <text:p>2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aseo</text:p>
          </table:table-cell>
          <table:table-cell office:value-type="string" calcext:value-type="string">
            <text:p>2015-04-01</text:p>
          </table:table-cell>
          <table:table-cell office:value-type="float" office:value="92" calcext:value-type="float">
            <text:p>92</text:p>
          </table:table-cell>
        </table:table-row>
        <table:table-row table:style-name="ro4">
          <table:table-cell table:style-name="ce8"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elementos para deporte</text:p>
          </table:table-cell>
          <table:table-cell office:value-type="string" calcext:value-type="string">
            <text:p>2015-04-01</text:p>
          </table:table-cell>
          <table:table-cell office:value-type="float" office:value="93" calcext:value-type="float">
            <text:p>93</text:p>
          </table:table-cell>
        </table:table-row>
        <table:table-row table:style-name="ro4">
          <table:table-cell office:value-type="float" office:value="20901" calcext:value-type="float">
            <text:p>20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áquinas para gimnasio</text:p>
          </table:table-cell>
          <table:table-cell office:value-type="string" calcext:value-type="string">
            <text:p>2015-04-01</text:p>
          </table:table-cell>
          <table:table-cell office:value-type="float" office:value="94" calcext:value-type="float">
            <text:p>94</text:p>
          </table:table-cell>
        </table:table-row>
        <table:table-row table:style-name="ro4">
          <table:table-cell office:value-type="float" office:value="20902" calcext:value-type="float">
            <text:p>20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volutivos para prácticas deportivas</text:p>
          </table:table-cell>
          <table:table-cell office:value-type="string" calcext:value-type="string">
            <text:p>2015-04-01</text:p>
          </table:table-cell>
          <table:table-cell office:value-type="float" office:value="95" calcext:value-type="float">
            <text:p>95</text:p>
          </table:table-cell>
        </table:table-row>
        <table:table-row table:style-name="ro4">
          <table:table-cell table:style-name="ce8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para laboratorios</text:p>
          </table:table-cell>
          <table:table-cell office:value-type="string" calcext:value-type="string">
            <text:p>2015-04-01</text:p>
          </table:table-cell>
          <table:table-cell office:value-type="float" office:value="96" calcext:value-type="float">
            <text:p>96</text:p>
          </table:table-cell>
        </table:table-row>
        <table:table-row table:style-name="ro4">
          <table:table-cell office:value-type="float" office:value="21001" calcext:value-type="float">
            <text:p>2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laboratorio</text:p>
          </table:table-cell>
          <table:table-cell office:value-type="string" calcext:value-type="string">
            <text:p>2015-04-01</text:p>
          </table:table-cell>
          <table:table-cell office:value-type="float" office:value="97" calcext:value-type="float">
            <text:p>97</text:p>
          </table:table-cell>
        </table:table-row>
        <table:table-row table:style-name="ro4">
          <table:table-cell office:value-type="float" office:value="21002" calcext:value-type="float">
            <text:p>21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al para laboratorio</text:p>
          </table:table-cell>
          <table:table-cell office:value-type="string" calcext:value-type="string">
            <text:p>2015-04-01</text:p>
          </table:table-cell>
          <table:table-cell office:value-type="float" office:value="98" calcext:value-type="float">
            <text:p>98</text:p>
          </table:table-cell>
        </table:table-row>
        <table:table-row table:style-name="ro4">
          <table:table-cell table:style-name="ce8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máquinas para medicina</text:p>
          </table:table-cell>
          <table:table-cell office:value-type="string" calcext:value-type="string">
            <text:p>2015-04-01</text:p>
          </table:table-cell>
          <table:table-cell office:value-type="float" office:value="99" calcext:value-type="float">
            <text:p>99</text:p>
          </table:table-cell>
        </table:table-row>
        <table:table-row table:style-name="ro4">
          <table:table-cell office:value-type="float" office:value="21101" calcext:value-type="float">
            <text:p>2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medicina</text:p>
          </table:table-cell>
          <table:table-cell office:value-type="string" calcext:value-type="string">
            <text:p>2015-04-0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odontología</text:p>
          </table:table-cell>
          <table:table-cell office:value-type="string" calcext:value-type="string">
            <text:p>2015-04-01</text:p>
          </table:table-cell>
          <table:table-cell office:value-type="float" office:value="101" calcext:value-type="float">
            <text:p>101</text:p>
          </table:table-cell>
        </table:table-row>
        <table:table-row table:style-name="ro4">
          <table:table-cell office:value-type="float" office:value="21108" calcext:value-type="float">
            <text:p>21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apoyo terapéutico</text:p>
          </table:table-cell>
          <table:table-cell office:value-type="string" calcext:value-type="string">
            <text:p>2015-04-01</text:p>
          </table:table-cell>
          <table:table-cell office:value-type="float" office:value="102" calcext:value-type="float">
            <text:p>102</text:p>
          </table:table-cell>
        </table:table-row>
        <table:table-row table:style-name="ro4">
          <table:table-cell table:style-name="ce8"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 y máquina de oficina</text:p>
          </table:table-cell>
          <table:table-cell office:value-type="string" calcext:value-type="string">
            <text:p>2015-04-01</text:p>
          </table:table-cell>
          <table:table-cell office:value-type="float" office:value="103" calcext:value-type="float">
            <text:p>103</text:p>
          </table:table-cell>
        </table:table-row>
        <table:table-row table:style-name="ro4">
          <table:table-cell office:value-type="float" office:value="21201" calcext:value-type="float">
            <text:p>2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comunicación para oficinas</text:p>
          </table:table-cell>
          <table:table-cell office:value-type="string" calcext:value-type="string">
            <text:p>2015-04-01</text:p>
          </table:table-cell>
          <table:table-cell office:value-type="float" office:value="104" calcext:value-type="float">
            <text:p>104</text:p>
          </table:table-cell>
        </table:table-row>
        <table:table-row table:style-name="ro4">
          <table:table-cell office:value-type="float" office:value="21202" calcext:value-type="float">
            <text:p>21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tocopiadoras</text:p>
          </table:table-cell>
          <table:table-cell office:value-type="string" calcext:value-type="string">
            <text:p>2015-04-01</text:p>
          </table:table-cell>
          <table:table-cell office:value-type="float" office:value="105" calcext:value-type="float">
            <text:p>105</text:p>
          </table:table-cell>
        </table:table-row>
        <table:table-row table:style-name="ro4">
          <table:table-cell office:value-type="float" office:value="21203" calcext:value-type="float">
            <text:p>21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oras y Scáneres</text:p>
          </table:table-cell>
          <table:table-cell office:value-type="string" calcext:value-type="string">
            <text:p>2015-04-01</text:p>
          </table:table-cell>
          <table:table-cell office:value-type="float" office:value="106" calcext:value-type="float">
            <text:p>106</text:p>
          </table:table-cell>
        </table:table-row>
        <table:table-row table:style-name="ro4">
          <table:table-cell table:style-name="ce8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Vehículos y máquinas para transporte</text:p>
          </table:table-cell>
          <table:table-cell office:value-type="string" calcext:value-type="string">
            <text:p>2015-04-01</text:p>
          </table:table-cell>
          <table:table-cell office:value-type="float" office:value="107" calcext:value-type="float">
            <text:p>107</text:p>
          </table:table-cell>
        </table:table-row>
        <table:table-row table:style-name="ro4">
          <table:table-cell office:value-type="float" office:value="21301" calcext:value-type="float">
            <text:p>2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ículos y máquinas para transporte terrestre</text:p>
          </table:table-cell>
          <table:table-cell office:value-type="string" calcext:value-type="string">
            <text:p>2015-04-01</text:p>
          </table:table-cell>
          <table:table-cell office:value-type="float" office:value="108" calcext:value-type="float">
            <text:p>108</text:p>
          </table:table-cell>
        </table:table-row>
        <table:table-row table:style-name="ro4">
          <table:table-cell office:value-type="float" office:value="21302" calcext:value-type="float">
            <text:p>21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ículos y máquinas para transporte fluvial</text:p>
          </table:table-cell>
          <table:table-cell office:value-type="string" calcext:value-type="string">
            <text:p>2015-04-01</text:p>
          </table:table-cell>
          <table:table-cell office:value-type="float" office:value="109" calcext:value-type="float">
            <text:p>109</text:p>
          </table:table-cell>
        </table:table-row>
        <table:table-row table:style-name="ro4">
          <table:table-cell office:value-type="float" office:value="21303" calcext:value-type="float">
            <text:p>2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ículos y máquinas para transporte aérreo</text:p>
          </table:table-cell>
          <table:table-cell office:value-type="string" calcext:value-type="string">
            <text:p>2015-04-0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table:style-name="ce8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erramientas</text:p>
          </table:table-cell>
          <table:table-cell office:value-type="string" calcext:value-type="string">
            <text:p>2015-04-01</text:p>
          </table:table-cell>
          <table:table-cell office:value-type="float" office:value="111" calcext:value-type="float">
            <text:p>111</text:p>
          </table:table-cell>
        </table:table-row>
        <table:table-row table:style-name="ro4">
          <table:table-cell office:value-type="float" office:value="21401" calcext:value-type="float">
            <text:p>21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Agropecuarias</text:p>
          </table:table-cell>
          <table:table-cell office:value-type="string" calcext:value-type="string">
            <text:p>2015-04-01</text:p>
          </table:table-cell>
          <table:table-cell office:value-type="float" office:value="112" calcext:value-type="float">
            <text:p>112</text:p>
          </table:table-cell>
        </table:table-row>
        <table:table-row table:style-name="ro4">
          <table:table-cell office:value-type="float" office:value="21402" calcext:value-type="float">
            <text:p>21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para Electricidad</text:p>
          </table:table-cell>
          <table:table-cell office:value-type="string" calcext:value-type="string">
            <text:p>2015-04-01</text:p>
          </table:table-cell>
          <table:table-cell office:value-type="float" office:value="113" calcext:value-type="float">
            <text:p>113</text:p>
          </table:table-cell>
        </table:table-row>
        <table:table-row table:style-name="ro4">
          <table:table-cell office:value-type="float" office:value="21403" calcext:value-type="float">
            <text:p>21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de taller</text:p>
          </table:table-cell>
          <table:table-cell office:value-type="string" calcext:value-type="string">
            <text:p>2015-04-01</text:p>
          </table:table-cell>
          <table:table-cell office:value-type="float" office:value="114" calcext:value-type="float">
            <text:p>114</text:p>
          </table:table-cell>
        </table:table-row>
        <table:table-row table:style-name="ro4">
          <table:table-cell office:value-type="float" office:value="21404" calcext:value-type="float">
            <text:p>21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para construcción</text:p>
          </table:table-cell>
          <table:table-cell office:value-type="string" calcext:value-type="string">
            <text:p>2015-04-01</text:p>
          </table:table-cell>
          <table:table-cell office:value-type="float" office:value="115" calcext:value-type="float">
            <text:p>115</text:p>
          </table:table-cell>
        </table:table-row>
        <table:table-row table:style-name="ro4">
          <table:table-cell table:style-name="ce8"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nstrumentos musicales</text:p>
          </table:table-cell>
          <table:table-cell office:value-type="string" calcext:value-type="string">
            <text:p>2015-04-01</text:p>
          </table:table-cell>
          <table:table-cell office:value-type="float" office:value="116" calcext:value-type="float">
            <text:p>116</text:p>
          </table:table-cell>
        </table:table-row>
        <table:table-row table:style-name="ro4">
          <table:table-cell office:value-type="float" office:value="21501" calcext:value-type="float">
            <text:p>21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musicales de cuerda</text:p>
          </table:table-cell>
          <table:table-cell office:value-type="string" calcext:value-type="string">
            <text:p>2015-04-01</text:p>
          </table:table-cell>
          <table:table-cell office:value-type="float" office:value="117" calcext:value-type="float">
            <text:p>117</text:p>
          </table:table-cell>
        </table:table-row>
        <table:table-row table:style-name="ro4">
          <table:table-cell office:value-type="float" office:value="21502" calcext:value-type="float">
            <text:p>21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musicales de viento</text:p>
          </table:table-cell>
          <table:table-cell office:value-type="string" calcext:value-type="string">
            <text:p>2015-04-01</text:p>
          </table:table-cell>
          <table:table-cell office:value-type="float" office:value="118" calcext:value-type="float">
            <text:p>118</text:p>
          </table:table-cell>
        </table:table-row>
        <table:table-row table:style-name="ro4">
          <table:table-cell office:value-type="float" office:value="21503" calcext:value-type="float">
            <text:p>21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musicales de percusión</text:p>
          </table:table-cell>
          <table:table-cell office:value-type="string" calcext:value-type="string">
            <text:p>2015-04-01</text:p>
          </table:table-cell>
          <table:table-cell office:value-type="float" office:value="119" calcext:value-type="float">
            <text:p>119</text:p>
          </table:table-cell>
        </table:table-row>
        <table:table-row table:style-name="ro4">
          <table:table-cell office:value-type="float" office:value="21504" calcext:value-type="float">
            <text:p>21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de música electrónicos</text:p>
          </table:table-cell>
          <table:table-cell office:value-type="string" calcext:value-type="string">
            <text:p>2015-04-01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table:style-name="ce8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lecciones bibliográficas</text:p>
          </table:table-cell>
          <table:table-cell office:value-type="string" calcext:value-type="string">
            <text:p>2015-04-01</text:p>
          </table:table-cell>
          <table:table-cell office:value-type="float" office:value="121" calcext:value-type="float">
            <text:p>121</text:p>
          </table:table-cell>
        </table:table-row>
        <table:table-row table:style-name="ro4">
          <table:table-cell office:value-type="float" office:value="21601" calcext:value-type="float">
            <text:p>21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os para consulta e investigación</text:p>
          </table:table-cell>
          <table:table-cell office:value-type="string" calcext:value-type="string">
            <text:p>2015-04-01</text:p>
          </table:table-cell>
          <table:table-cell office:value-type="float" office:value="122" calcext:value-type="float">
            <text:p>122</text:p>
          </table:table-cell>
        </table:table-row>
        <table:table-row table:style-name="ro4">
          <table:table-cell office:value-type="float" office:value="21602" calcext:value-type="float">
            <text:p>21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merotecas</text:p>
          </table:table-cell>
          <table:table-cell office:value-type="string" calcext:value-type="string">
            <text:p>2015-04-01</text:p>
          </table:table-cell>
          <table:table-cell office:value-type="float" office:value="123" calcext:value-type="float">
            <text:p>123</text:p>
          </table:table-cell>
        </table:table-row>
        <table:table-row table:style-name="ro4">
          <table:table-cell office:value-type="float" office:value="21603" calcext:value-type="float">
            <text:p>21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tecas</text:p>
          </table:table-cell>
          <table:table-cell office:value-type="string" calcext:value-type="string">
            <text:p>2015-04-01</text:p>
          </table:table-cell>
          <table:table-cell office:value-type="float" office:value="124" calcext:value-type="float">
            <text:p>124</text:p>
          </table:table-cell>
        </table:table-row>
        <table:table-row table:style-name="ro4">
          <table:table-cell office:value-type="float" office:value="21604" calcext:value-type="float">
            <text:p>21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ección electrónica</text:p>
          </table:table-cell>
          <table:table-cell office:value-type="string" calcext:value-type="string">
            <text:p>2015-04-01</text:p>
          </table:table-cell>
          <table:table-cell office:value-type="float" office:value="125" calcext:value-type="float">
            <text:p>125</text:p>
          </table:table-cell>
        </table:table-row>
        <table:table-row table:style-name="ro4">
          <table:table-cell table:style-name="ce8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obiliarios y enseres</text:p>
          </table:table-cell>
          <table:table-cell office:value-type="string" calcext:value-type="string">
            <text:p>2015-04-01</text:p>
          </table:table-cell>
          <table:table-cell office:value-type="float" office:value="126" calcext:value-type="float">
            <text:p>126</text:p>
          </table:table-cell>
        </table:table-row>
        <table:table-row table:style-name="ro4">
          <table:table-cell office:value-type="float" office:value="21801" calcext:value-type="float">
            <text:p>21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bles y enseres</text:p>
          </table:table-cell>
          <table:table-cell office:value-type="string" calcext:value-type="string">
            <text:p>2015-04-01</text:p>
          </table:table-cell>
          <table:table-cell office:value-type="float" office:value="127" calcext:value-type="float">
            <text:p>127</text:p>
          </table:table-cell>
        </table:table-row>
        <table:table-row table:style-name="ro4">
          <table:table-cell table:style-name="ce8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Vestuario</text:p>
          </table:table-cell>
          <table:table-cell office:value-type="string" calcext:value-type="string">
            <text:p>2015-04-01</text:p>
          </table:table-cell>
          <table:table-cell office:value-type="float" office:value="128" calcext:value-type="float">
            <text:p>128</text:p>
          </table:table-cell>
        </table:table-row>
        <table:table-row table:style-name="ro4">
          <table:table-cell office:value-type="float" office:value="22001" calcext:value-type="float">
            <text:p>2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2015-04-01</text:p>
          </table:table-cell>
          <table:table-cell office:value-type="float" office:value="129" calcext:value-type="float">
            <text:p>129</text:p>
          </table:table-cell>
        </table:table-row>
        <table:table-row table:style-name="ro4">
          <table:table-cell office:value-type="float" office:value="22002" calcext:value-type="float">
            <text:p>2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2015-04-01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 office:value-type="float" office:value="22003" calcext:value-type="float">
            <text:p>2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ceria</text:p>
          </table:table-cell>
          <table:table-cell office:value-type="string" calcext:value-type="string">
            <text:p>2015-04-01</text:p>
          </table:table-cell>
          <table:table-cell office:value-type="float" office:value="131" calcext:value-type="float">
            <text:p>131</text:p>
          </table:table-cell>
        </table:table-row>
        <table:table-row table:style-name="ro4">
          <table:table-cell table:style-name="ce8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ispositivos para control de energía eléctrica</text:p>
          </table:table-cell>
          <table:table-cell office:value-type="string" calcext:value-type="string">
            <text:p>2015-04-01</text:p>
          </table:table-cell>
          <table:table-cell office:value-type="float" office:value="132" calcext:value-type="float">
            <text:p>132</text:p>
          </table:table-cell>
        </table:table-row>
        <table:table-row table:style-name="ro4">
          <table:table-cell office:value-type="float" office:value="22101" calcext:value-type="float">
            <text:p>22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2015-04-01</text:p>
          </table:table-cell>
          <table:table-cell office:value-type="float" office:value="133" calcext:value-type="float">
            <text:p>133</text:p>
          </table:table-cell>
        </table:table-row>
        <table:table-row table:style-name="ro4">
          <table:table-cell office:value-type="float" office:value="22102" calcext:value-type="float">
            <text:p>22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as eléctricas</text:p>
          </table:table-cell>
          <table:table-cell office:value-type="string" calcext:value-type="string">
            <text:p>2015-04-01</text:p>
          </table:table-cell>
          <table:table-cell office:value-type="float" office:value="134" calcext:value-type="float">
            <text:p>134</text:p>
          </table:table-cell>
        </table:table-row>
        <table:table-row table:style-name="ro4">
          <table:table-cell table:style-name="ce10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angibles</text:p>
          </table:table-cell>
          <table:table-cell office:value-type="string" calcext:value-type="string">
            <text:p>2015-04-01</text:p>
          </table:table-cell>
          <table:table-cell office:value-type="float" office:value="135" calcext:value-type="float">
            <text:p>135</text:p>
          </table:table-cell>
        </table:table-row>
        <table:table-row table:style-name="ro4">
          <table:table-cell table:style-name="ce11" office:value-type="float" office:value="22501" calcext:value-type="float">
            <text:p>2250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oftware</text:p>
          </table:table-cell>
          <table:table-cell office:value-type="string" calcext:value-type="string">
            <text:p>2015-04-01</text:p>
          </table:table-cell>
          <table:table-cell office:value-type="float" office:value="136" calcext:value-type="float">
            <text:p>136</text:p>
          </table:table-cell>
        </table:table-row>
        <table:table-row table:style-name="ro4">
          <table:table-cell table:style-name="ce11" office:value-type="float" office:value="22502" calcext:value-type="float">
            <text:p>2250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icencias</text:p>
          </table:table-cell>
          <table:table-cell office:value-type="string" calcext:value-type="string">
            <text:p>2015-04-01</text:p>
          </table:table-cell>
          <table:table-cell office:value-type="float" office:value="137" calcext:value-type="float">
            <text:p>137</text:p>
          </table:table-cell>
        </table:table-row>
        <table:table-row table:style-name="ro4">
          <table:table-cell table:style-name="ce11" office:value-type="float" office:value="22503" calcext:value-type="float">
            <text:p>2250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atentes</text:p>
          </table:table-cell>
          <table:table-cell office:value-type="string" calcext:value-type="string">
            <text:p>2015-04-01</text:p>
          </table:table-cell>
          <table:table-cell office:value-type="float" office:value="138" calcext:value-type="float">
            <text:p>138</text:p>
          </table:table-cell>
        </table:table-row>
        <table:table-row table:style-name="ro4">
          <table:table-cell table:style-name="ce11" office:value-type="float" office:value="22504" calcext:value-type="float">
            <text:p>2250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erechos</text:p>
          </table:table-cell>
          <table:table-cell office:value-type="string" calcext:value-type="string">
            <text:p>2015-04-01</text:p>
          </table:table-cell>
          <table:table-cell office:value-type="float" office:value="139" calcext:value-type="float">
            <text:p>139</text:p>
          </table:table-cell>
        </table:table-row>
        <table:table-row table:style-name="ro4">
          <table:table-cell table:style-name="ce11" office:value-type="float" office:value="22505" calcext:value-type="float">
            <text:p>225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know how</text:p>
          </table:table-cell>
          <table:table-cell office:value-type="string" calcext:value-type="string">
            <text:p>2015-04-01</text:p>
          </table:table-cell>
          <table:table-cell office:value-type="float" office:value="140" calcext:value-type="float">
            <text:p>140</text:p>
          </table:table-cell>
        </table:table-row>
        <table:table-row table:style-name="ro4">
          <table:table-cell table:style-name="ce11" office:value-type="float" office:value="22506" calcext:value-type="float">
            <text:p>2250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udiovisuales (videos)</text:p>
          </table:table-cell>
          <table:table-cell office:value-type="string" calcext:value-type="string">
            <text:p>2015-04-01</text:p>
          </table:table-cell>
          <table:table-cell office:value-type="float" office:value="141" calcext:value-type="float">
            <text:p>141</text:p>
          </table:table-cell>
        </table:table-row>
        <table:table-row table:style-name="ro4">
          <table:table-cell table:style-name="ce8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 Arte</text:p>
          </table:table-cell>
          <table:table-cell office:value-type="string" calcext:value-type="string">
            <text:p>2015-04-01</text:p>
          </table:table-cell>
          <table:table-cell office:value-type="float" office:value="142" calcext:value-type="float">
            <text:p>142</text:p>
          </table:table-cell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errenos y edificaciones</text:p>
          </table:table-cell>
          <table:table-cell office:value-type="string" calcext:value-type="string">
            <text:p>2015-04-01</text:p>
          </table:table-cell>
          <table:table-cell office:value-type="float" office:value="143" calcext:value-type="float">
            <text:p>143</text:p>
          </table:table-cell>
        </table:table-row>
        <table:table-row table:style-name="ro4">
          <table:table-cell table:style-name="ce8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errenos y edificaciones</text:p>
          </table:table-cell>
          <table:table-cell office:value-type="string" calcext:value-type="string">
            <text:p>2015-04-01</text:p>
          </table:table-cell>
          <table:table-cell office:value-type="float" office:value="144" calcext:value-type="float">
            <text:p>144</text:p>
          </table:table-cell>
        </table:table-row>
        <table:table-row table:style-name="ro4">
          <table:table-cell office:value-type="float" office:value="30101" calcext:value-type="float">
            <text:p>3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2015-04-01</text:p>
          </table:table-cell>
          <table:table-cell office:value-type="float" office:value="145" calcext:value-type="float">
            <text:p>145</text:p>
          </table:table-cell>
        </table:table-row>
        <table:table-row table:style-name="ro4">
          <table:table-cell office:value-type="float" office:value="30102" calcext:value-type="float">
            <text:p>3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ficaciones</text:p>
          </table:table-cell>
          <table:table-cell office:value-type="string" calcext:value-type="string">
            <text:p>2015-04-01</text:p>
          </table:table-cell>
          <table:table-cell office:value-type="float" office:value="146" calcext:value-type="float">
            <text:p>146</text:p>
          </table:table-cell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47" calcext:value-type="float">
            <text:p>147</text:p>
          </table:table-cell>
        </table:table-row>
        <table:table-row table:style-name="ro4">
          <table:table-cell table:style-name="ce12"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Laboratorio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48" calcext:value-type="float">
            <text:p>148</text:p>
          </table:table-cell>
        </table:table-row>
        <table:table-row table:style-name="ro4">
          <table:table-cell table:style-name="ce12"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De Laboratorio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49" calcext:value-type="float">
            <text:p>149</text:p>
          </table:table-cell>
        </table:table-row>
        <table:table-row table:style-name="ro4">
          <table:table-cell table:style-name="ce12"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Musicales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0" calcext:value-type="float">
            <text:p>150</text:p>
          </table:table-cell>
        </table:table-row>
        <table:table-row table:style-name="ro4">
          <table:table-cell table:style-name="ce12"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Musicales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1" calcext:value-type="float">
            <text:p>151</text:p>
          </table:table-cell>
        </table:table-row>
        <table:table-row table:style-name="ro4">
          <table:table-cell table:style-name="ce12"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De Computo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2" calcext:value-type="float">
            <text:p>152</text:p>
          </table:table-cell>
        </table:table-row>
        <table:table-row table:style-name="ro4">
          <table:table-cell table:style-name="ce12"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De Comunicación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3" calcext:value-type="float">
            <text:p>153</text:p>
          </table:table-cell>
        </table:table-row>
        <table:table-row table:style-name="ro4">
          <table:table-cell table:style-name="ce12"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Maquinaria Construcción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4" calcext:value-type="float">
            <text:p>154</text:p>
          </table:table-cell>
        </table:table-row>
        <table:table-row table:style-name="ro4">
          <table:table-cell table:style-name="ce12"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Medico y Odontologico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5" calcext:value-type="float">
            <text:p>155</text:p>
          </table:table-cell>
        </table:table-row>
        <table:table-row table:style-name="ro4">
          <table:table-cell table:style-name="ce12"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Recreacion Y Deporte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6" calcext:value-type="float">
            <text:p>156</text:p>
          </table:table-cell>
        </table:table-row>
        <table:table-row table:style-name="ro4">
          <table:table-cell table:style-name="ce12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Y Maquinaria De Oficina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7" calcext:value-type="float">
            <text:p>157</text:p>
          </table:table-cell>
        </table:table-row>
        <table:table-row table:style-name="ro4">
          <table:table-cell table:style-name="ce12"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erramientas De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8" calcext:value-type="float">
            <text:p>158</text:p>
          </table:table-cell>
        </table:table-row>
        <table:table-row table:style-name="ro4">
          <table:table-cell table:style-name="ce12"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erramientas Y Sus Accesorios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59" calcext:value-type="float">
            <text:p>159</text:p>
          </table:table-cell>
        </table:table-row>
        <table:table-row table:style-name="ro4">
          <table:table-cell table:style-name="ce12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ibros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60" calcext:value-type="float">
            <text:p>160</text:p>
          </table:table-cell>
        </table:table-row>
        <table:table-row table:style-name="ro4">
          <table:table-cell table:style-name="ce12"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ibros De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61" calcext:value-type="float">
            <text:p>161</text:p>
          </table:table-cell>
        </table:table-row>
        <table:table-row table:style-name="ro4">
          <table:table-cell table:style-name="ce12"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uebles Y Enseres Consumo Controlado</text:p>
          </table:table-cell>
          <table:table-cell office:value-type="string" calcext:value-type="string">
            <text:p>2015-04-01</text:p>
          </table:table-cell>
          <table:table-cell office:value-type="float" office:value="162" calcext:value-type="float">
            <text:p>162</text:p>
          </table:table-cell>
        </table:table-row>
      </table:table>
      <table:table table:name="Grupo Padre" table:style-name="ta1">
        <table:table-column table:style-name="co1" table:default-cell-style-name="ce17"/>
        <table:table-column table:style-name="co9" table:default-cell-style-name="ce17"/>
        <table:table-column table:style-name="co10" table:default-cell-style-name="ce17"/>
        <table:table-row table:style-name="ro5">
          <table:table-cell office:value-type="string" calcext:value-type="string">
            <text:p>id_lis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creación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rupos de manejo de Bienes</text:p>
          </table:table-cell>
          <table:table-cell table:style-name="ce18" office:value-type="string" calcext:value-type="string">
            <text:p>1/1/2000</text:p>
          </table:table-cell>
        </table:table-row>
      </table:table>
      <table:table table:name="Grupos Hijos" table:style-name="ta1">
        <table:table-column table:style-name="co11" table:default-cell-style-name="ce13"/>
        <table:table-column table:style-name="co12" table:default-cell-style-name="ce13"/>
        <table:table-column table:style-name="co5" table:default-cell-style-name="ce9"/>
        <table:table-column table:style-name="co13" table:default-cell-style-name="ce13"/>
        <table:table-column table:style-name="co14" table:default-cell-style-name="ce9"/>
        <table:table-column table:style-name="co15" table:default-cell-style-name="ce16"/>
        <table:table-row table:style-name="ro4">
          <table:table-cell office:value-type="string" calcext:value-type="string">
            <text:p>elemento_id</text:p>
          </table:table-cell>
          <table:table-cell office:value-type="string" calcext:value-type="string">
            <text:p>elemento_padre</text:p>
          </table:table-cell>
          <table:table-cell table:style-name="ce4" office:value-type="string" calcext:value-type="string">
            <text:p>elemento_codigo</text:p>
          </table:table-cell>
          <table:table-cell office:value-type="string" calcext:value-type="string">
            <text:p>elemento_catalogo</text:p>
          </table:table-cell>
          <table:table-cell table:style-name="ce4" office:value-type="string" calcext:value-type="string">
            <text:p>elemento_nombre</text:p>
          </table:table-cell>
          <table:table-cell table:style-name="ce13" office:value-type="string" calcext:value-type="string">
            <text:p>fecha_creacion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ementos sin nivel de Inventario defini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lementos sin nivel de inventario defini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Consum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mbustibl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ombustibles líquidos.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202" calcext:value-type="float">
            <text:p>102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ombustibles gaseos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203" calcext:value-type="float">
            <text:p>102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ombustibles sólid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edicamentos, materiales quirúrgicos y de sanidad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01" calcext:value-type="float">
            <text:p>103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edicamentos para atención huma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02" calcext:value-type="float">
            <text:p>103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y materiales para atención huma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03" calcext:value-type="float">
            <text:p>103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edicamentos para atención animal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04" calcext:value-type="float">
            <text:p>103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y materiales para atención animal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, materiales y materias primas para construcción, instalación y labor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401" calcext:value-type="float">
            <text:p>104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construcción y reparac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402" calcext:value-type="float">
            <text:p>104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de instalación y adhes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403" calcext:value-type="float">
            <text:p>104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mantenimiento de instalaciones físi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404" calcext:value-type="float">
            <text:p>104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Herramientas de consum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emillas y abon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0901" calcext:value-type="float">
            <text:p>109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bon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0902" calcext:value-type="float">
            <text:p>109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emill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para ofici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1002" calcext:value-type="float">
            <text:p>110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oficina, escritorio y papeleri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Víveres, abarrotes y elementos de Cafeterí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1101" calcext:value-type="float">
            <text:p>111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íver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1102" calcext:value-type="float">
            <text:p>111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tensilios de cafeterí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epuestos para maquinaria y equip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1201" calcext:value-type="float">
            <text:p>112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máquina de escribir y calculador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1202" calcext:value-type="float">
            <text:p>112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equipo de computación, impresoras y similar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1203" calcext:value-type="float">
            <text:p>112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equipos de laborator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1204" calcext:value-type="float">
            <text:p>112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vehícul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11205" calcext:value-type="float">
            <text:p>1120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puestos para ascensores, plantas eléctricas y máquinas hidráuli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aseo y protecc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1301" calcext:value-type="float">
            <text:p>113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protección y seguridad industrial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1302" calcext:value-type="float">
            <text:p>113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ase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ot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11401" calcext:value-type="float">
            <text:p>114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tación para emplead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11402" calcext:value-type="float">
            <text:p>114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tación para deportist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11403" calcext:value-type="float">
            <text:p>114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otación para grupos cultural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11404" calcext:value-type="float">
            <text:p>114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upitres para aulas de clase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11405" calcext:value-type="float">
            <text:p>1140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consumo para bibliotec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Impresos y public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11501" calcext:value-type="float">
            <text:p>115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vist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11502" calcext:value-type="float">
            <text:p>115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ibr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11503" calcext:value-type="float">
            <text:p>115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mpresos publicitari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11504" calcext:value-type="float">
            <text:p>115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sumos para artes gráfi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11505" calcext:value-type="float">
            <text:p>1150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iplomas y Actas de Gr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premiaciones, condolencias y decor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11601" calcext:value-type="float">
            <text:p>116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para condecoraciones y reconocimient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11602" calcext:value-type="float">
            <text:p>116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decorac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y Suministros de Laboratorio 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11701" calcext:value-type="float">
            <text:p>1170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nsumos de laborator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11702" calcext:value-type="float">
            <text:p>1170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aterial de vidrio para laborator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11703" calcext:value-type="float">
            <text:p>1170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activ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11704" calcext:value-type="float">
            <text:p>1170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lementos de consumo para laboratorio de músic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PACITACION,BIENESTAR SOCIAL Y ESTIMUL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teriales y Suministr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style-name="ce6" office:value-type="float" office:value="12501" calcext:value-type="float">
            <text:p>12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es y suministros en General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style-name="ce6" office:value-type="float" office:value="12502" calcext:value-type="float">
            <text:p>12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 educativ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style-name="ce6" office:value-type="float" office:value="12503" calcext:value-type="float">
            <text:p>12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tocopi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style-name="ce6" office:value-type="float" office:value="12601" calcext:value-type="float">
            <text:p>1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os Cargos Diferid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2602" calcext:value-type="float">
            <text:p>1260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mpresos y Public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volutiv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rm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20101" calcext:value-type="float">
            <text:p>2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s de fueg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0102" calcext:value-type="float">
            <text:p>2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armas de fueg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iscotecas y musicote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0201" calcext:value-type="float">
            <text:p>2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egos de luc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0202" calcext:value-type="float">
            <text:p>20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juegos de luc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20203" calcext:value-type="float">
            <text:p>20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soni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0204" calcext:value-type="float">
            <text:p>2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equipos de soni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0205" calcext:value-type="float">
            <text:p>20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im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0206" calcext:value-type="float">
            <text:p>2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orios para tarim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20207" calcext:value-type="float">
            <text:p>2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ecciones musical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 cult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0301" calcext:value-type="float">
            <text:p>20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ament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20302" calcext:value-type="float">
            <text:p>2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tiduras litúrgicas y ropa de altar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20303" calcext:value-type="float">
            <text:p>2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mbolos y objetos patri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 museo, cuadros y pintur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0401" calcext:value-type="float">
            <text:p>2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ultur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0402" calcext:value-type="float">
            <text:p>2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tur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20403" calcext:value-type="float">
            <text:p>20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20404" calcext:value-type="float">
            <text:p>20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a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máquinas para procesar aliment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20601" calcext:value-type="float">
            <text:p>2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despensa y coci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 y maquinaria para comunic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0701" calcext:value-type="float">
            <text:p>20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comunicación en aud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0703" calcext:value-type="float">
            <text:p>2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comunicación en imáge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20704" calcext:value-type="float">
            <text:p>20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élites, transmisores y anten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20705" calcext:value-type="float">
            <text:p>20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ar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20790" calcext:value-type="float">
            <text:p>20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proyección de imáge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maquinarias industrial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20801" calcext:value-type="float">
            <text:p>2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construcc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20802" calcext:value-type="float">
            <text:p>2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taller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20802" calcext:value-type="float">
            <text:p>2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ase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elementos para deporte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20901" calcext:value-type="float">
            <text:p>20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áquinas para gimnas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0902" calcext:value-type="float">
            <text:p>20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volutivos para prácticas deportiv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para laboratori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1001" calcext:value-type="float">
            <text:p>2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laborator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21002" calcext:value-type="float">
            <text:p>21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al para laborator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s y máquinas para medici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1101" calcext:value-type="float">
            <text:p>2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medici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odontologí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21108" calcext:value-type="float">
            <text:p>21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apoyo terapéutic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quipo y máquina de oficin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21201" calcext:value-type="float">
            <text:p>2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comunicación para oficin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1202" calcext:value-type="float">
            <text:p>21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tocopiador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21203" calcext:value-type="float">
            <text:p>21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oras y Scáner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Vehículos y máquinas para transporte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21301" calcext:value-type="float">
            <text:p>2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ículos y máquinas para transporte terrestre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21302" calcext:value-type="float">
            <text:p>21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ículos y máquinas para transporte fluvial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21303" calcext:value-type="float">
            <text:p>2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ículos y máquinas para transporte aérre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erramient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21401" calcext:value-type="float">
            <text:p>21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Agropecuari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1402" calcext:value-type="float">
            <text:p>21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para Electricidad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21403" calcext:value-type="float">
            <text:p>21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de taller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21404" calcext:value-type="float">
            <text:p>21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para construcc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nstrumentos musical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21501" calcext:value-type="float">
            <text:p>21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musicales de cuerd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21502" calcext:value-type="float">
            <text:p>21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musicales de vient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21503" calcext:value-type="float">
            <text:p>21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musicales de percus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21504" calcext:value-type="float">
            <text:p>21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de música electrónic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lecciones bibliográfi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21601" calcext:value-type="float">
            <text:p>21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os para consulta e investigación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1602" calcext:value-type="float">
            <text:p>21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merote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21603" calcext:value-type="float">
            <text:p>21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te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21604" calcext:value-type="float">
            <text:p>21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ección electrónic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obiliarios y enser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1801" calcext:value-type="float">
            <text:p>21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bles y enser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Vestuari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22001" calcext:value-type="float">
            <text:p>2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22002" calcext:value-type="float">
            <text:p>2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22003" calcext:value-type="float">
            <text:p>2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ceri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ispositivos para control de energía eléctrica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22101" calcext:value-type="float">
            <text:p>22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22102" calcext:value-type="float">
            <text:p>22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as eléctric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angibl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11" office:value-type="float" office:value="22501" calcext:value-type="float">
            <text:p>2250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oftware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style-name="ce11" office:value-type="float" office:value="22502" calcext:value-type="float">
            <text:p>2250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icencia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ce11" office:value-type="float" office:value="22503" calcext:value-type="float">
            <text:p>2250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atent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table:style-name="ce11" office:value-type="float" office:value="22504" calcext:value-type="float">
            <text:p>2250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erech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table:style-name="ce11" office:value-type="float" office:value="22505" calcext:value-type="float">
            <text:p>225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know how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style-name="ce11" office:value-type="float" office:value="22506" calcext:value-type="float">
            <text:p>2250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udiovisuales (videos)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mentos de Arte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errenos y edific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style-name="ce8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errenos y edific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30101" calcext:value-type="float">
            <text:p>3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30102" calcext:value-type="float">
            <text:p>30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ficaciones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lementos de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Laboratorio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De Laboratorio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Musicales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ementos Musicales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De Computo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De Comunicación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Maquinaria Construcción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Medico y Odontologico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Recreacion Y Deporte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quipo Y Maquinaria De Oficina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erramientas De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erramientas Y Sus Accesorios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ibros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ibros De Consumo Controlado</text:p>
          </table:table-cell>
          <table:table-cell office:value-type="string" calcext:value-type="string">
            <text:p>2015-04-01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table:style-name="ce12"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uebles Y Enseres Consumo Controlado</text:p>
          </table:table-cell>
          <table:table-cell office:value-type="string" calcext:value-type="string">
            <text:p>2015-04-01</text:p>
          </table:table-cell>
        </table:table-row>
      </table:table>
      <table:table table:name="Cuentas Contables" table:style-name="ta1">
        <table:table-column table:style-name="co1" table:default-cell-style-name="ce13"/>
        <table:table-column table:style-name="co16" table:default-cell-style-name="ce21"/>
        <table:table-column table:style-name="co17" table:default-cell-style-name="ce21"/>
        <table:table-row table:style-name="ro5">
          <table:table-cell table:style-name="ce17" office:value-type="string" calcext:value-type="string">
            <text:p>Grupo_id</text:p>
          </table:table-cell>
          <table:table-cell table:style-name="ce17" office:value-type="string" calcext:value-type="string">
            <text:p>Cuenta_salida</text:p>
          </table:table-cell>
          <table:table-cell table:style-name="ce17" office:value-type="string" calcext:value-type="string">
            <text:p>Cuenta_entrada</text:p>
          </table:table-cell>
        </table:table-row>
        <table:table-row table:style-name="ro4">
          <table:table-cell office:value-type="float" office:value="-2" calcext:value-type="float">
            <text:p>-2</text:p>
          </table:table-cell>
          <table:table-cell table:style-name="ce19" office:value-type="float" office:value="51111401" calcext:value-type="float">
            <text:p>51111401</text:p>
          </table:table-cell>
          <table:table-cell table:style-name="ce2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0" office:value-type="float" office:value="51114602" calcext:value-type="float">
            <text:p>51114602</text:p>
          </table:table-cell>
          <table:table-cell table:style-name="ce20" office:value-type="float" office:value="19102202" calcext:value-type="float">
            <text:p>1910220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1114602" calcext:value-type="float">
            <text:p>51114602</text:p>
          </table:table-cell>
          <table:table-cell office:value-type="float" office:value="19102202" calcext:value-type="float">
            <text:p>1910220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1114602" calcext:value-type="float">
            <text:p>51114602</text:p>
          </table:table-cell>
          <table:table-cell office:value-type="float" office:value="19102202" calcext:value-type="float">
            <text:p>19102202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51114602" calcext:value-type="float">
            <text:p>51114602</text:p>
          </table:table-cell>
          <table:table-cell office:value-type="float" office:value="19102202" calcext:value-type="float">
            <text:p>19102202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" office:value-type="float" office:value="51119003" calcext:value-type="float">
            <text:p>51119003</text:p>
          </table:table-cell>
          <table:table-cell table:style-name="ce20" office:value-type="float" office:value="19100103" calcext:value-type="float">
            <text:p>19100103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1119003" calcext:value-type="float">
            <text:p>51119003</text:p>
          </table:table-cell>
          <table:table-cell office:value-type="float" office:value="19100103" calcext:value-type="float">
            <text:p>1910010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1119003" calcext:value-type="float">
            <text:p>51119003</text:p>
          </table:table-cell>
          <table:table-cell office:value-type="float" office:value="19100103" calcext:value-type="float">
            <text:p>19100103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1119003" calcext:value-type="float">
            <text:p>51119003</text:p>
          </table:table-cell>
          <table:table-cell office:value-type="float" office:value="19100103" calcext:value-type="float">
            <text:p>1910010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51119003" calcext:value-type="float">
            <text:p>51119003</text:p>
          </table:table-cell>
          <table:table-cell office:value-type="float" office:value="19100103" calcext:value-type="float">
            <text:p>19100103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0" office:value-type="float" office:value="51111404" calcext:value-type="float">
            <text:p>51111404</text:p>
          </table:table-cell>
          <table:table-cell table:style-name="ce20" office:value-type="float" office:value="19100104" calcext:value-type="float">
            <text:p>19100104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51111404" calcext:value-type="float">
            <text:p>51111404</text:p>
          </table:table-cell>
          <table:table-cell office:value-type="float" office:value="19100104" calcext:value-type="float">
            <text:p>19100104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51111404" calcext:value-type="float">
            <text:p>51111404</text:p>
          </table:table-cell>
          <table:table-cell office:value-type="float" office:value="19100104" calcext:value-type="float">
            <text:p>19100104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51111404" calcext:value-type="float">
            <text:p>51111404</text:p>
          </table:table-cell>
          <table:table-cell office:value-type="float" office:value="19100104" calcext:value-type="float">
            <text:p>19100104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51111404" calcext:value-type="float">
            <text:p>51111404</text:p>
          </table:table-cell>
          <table:table-cell office:value-type="float" office:value="19100104" calcext:value-type="float">
            <text:p>19100104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0" office:value-type="float" office:value="51119009" calcext:value-type="float">
            <text:p>51119009</text:p>
          </table:table-cell>
          <table:table-cell table:style-name="ce20" office:value-type="float" office:value="19100109" calcext:value-type="float">
            <text:p>19100109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51119009" calcext:value-type="float">
            <text:p>51119009</text:p>
          </table:table-cell>
          <table:table-cell office:value-type="float" office:value="19100109" calcext:value-type="float">
            <text:p>19100109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51119009" calcext:value-type="float">
            <text:p>51119009</text:p>
          </table:table-cell>
          <table:table-cell office:value-type="float" office:value="19100109" calcext:value-type="float">
            <text:p>19100109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0" office:value-type="float" office:value="51119010" calcext:value-type="float">
            <text:p>51119010</text:p>
          </table:table-cell>
          <table:table-cell table:style-name="ce20" office:value-type="float" office:value="19100110" calcext:value-type="float">
            <text:p>19100110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1111404" calcext:value-type="float">
            <text:p>51111404</text:p>
          </table:table-cell>
          <table:table-cell office:value-type="float" office:value="19100104" calcext:value-type="float">
            <text:p>19100104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0" office:value-type="float" office:value="51115511" calcext:value-type="float">
            <text:p>51115511</text:p>
          </table:table-cell>
          <table:table-cell table:style-name="ce20" office:value-type="float" office:value="19100111" calcext:value-type="float">
            <text:p>19100111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51115511" calcext:value-type="float">
            <text:p>51115511</text:p>
          </table:table-cell>
          <table:table-cell office:value-type="float" office:value="19100111" calcext:value-type="float">
            <text:p>19100111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51115511" calcext:value-type="float">
            <text:p>51115511</text:p>
          </table:table-cell>
          <table:table-cell office:value-type="float" office:value="19100111" calcext:value-type="float">
            <text:p>19100111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2" office:value-type="float" office:value="51111412" calcext:value-type="float">
            <text:p>51111412</text:p>
          </table:table-cell>
          <table:table-cell table:style-name="ce22" office:value-type="float" office:value="19100112" calcext:value-type="float">
            <text:p>19100112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float" office:value="51111412" calcext:value-type="float">
            <text:p>51111412</text:p>
          </table:table-cell>
          <table:table-cell table:style-name="ce23" office:value-type="float" office:value="19100112" calcext:value-type="float">
            <text:p>19100112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float" office:value="51111412" calcext:value-type="float">
            <text:p>51111412</text:p>
          </table:table-cell>
          <table:table-cell table:style-name="ce23" office:value-type="float" office:value="19100112" calcext:value-type="float">
            <text:p>19100112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float" office:value="51111412" calcext:value-type="float">
            <text:p>51111412</text:p>
          </table:table-cell>
          <table:table-cell table:style-name="ce23" office:value-type="float" office:value="19100112" calcext:value-type="float">
            <text:p>19100112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float" office:value="51119017" calcext:value-type="float">
            <text:p>51119017</text:p>
          </table:table-cell>
          <table:table-cell table:style-name="ce23" office:value-type="float" office:value="19100118" calcext:value-type="float">
            <text:p>19100118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float" office:value="51111412" calcext:value-type="float">
            <text:p>51111412</text:p>
          </table:table-cell>
          <table:table-cell table:style-name="ce23" office:value-type="float" office:value="19100112" calcext:value-type="float">
            <text:p>19100112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2" office:value-type="float" office:value="51115501" calcext:value-type="float">
            <text:p>51115501</text:p>
          </table:table-cell>
          <table:table-cell table:style-name="ce22" office:value-type="float" office:value="19102101" calcext:value-type="float">
            <text:p>19102101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float" office:value="16600328" calcext:value-type="float">
            <text:p>16600328</text:p>
          </table:table-cell>
          <table:table-cell table:style-name="ce23" office:value-type="float" office:value="16350228" calcext:value-type="float">
            <text:p>16350228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float" office:value="51115501" calcext:value-type="float">
            <text:p>51115501</text:p>
          </table:table-cell>
          <table:table-cell table:style-name="ce23" office:value-type="float" office:value="19102101" calcext:value-type="float">
            <text:p>19102101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4" office:value-type="float" office:value="51110320" calcext:value-type="float">
            <text:p>51110320</text:p>
          </table:table-cell>
          <table:table-cell table:style-name="ce24"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5" office:value-type="float" office:value="51110320" calcext:value-type="float">
            <text:p>51110320</text:p>
          </table:table-cell>
          <table:table-cell table:style-name="ce25"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5" office:value-type="float" office:value="51110320" calcext:value-type="float">
            <text:p>51110320</text:p>
          </table:table-cell>
          <table:table-cell table:style-name="ce25"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5" office:value-type="float" office:value="51110320" calcext:value-type="float">
            <text:p>51110320</text:p>
          </table:table-cell>
          <table:table-cell table:style-name="ce25"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5" office:value-type="float" office:value="51110320" calcext:value-type="float">
            <text:p>51110320</text:p>
          </table:table-cell>
          <table:table-cell table:style-name="ce25"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5" office:value-type="float" office:value="51110320" calcext:value-type="float">
            <text:p>51110320</text:p>
          </table:table-cell>
          <table:table-cell table:style-name="ce25"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6" office:value-type="float" office:value="51111401" calcext:value-type="float">
            <text:p>51111401</text:p>
          </table:table-cell>
          <table:table-cell table:style-name="ce26"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51111401" calcext:value-type="float">
            <text:p>51111401</text:p>
          </table:table-cell>
          <table:table-cell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51111401" calcext:value-type="float">
            <text:p>51111401</text:p>
          </table:table-cell>
          <table:table-cell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51111401" calcext:value-type="float">
            <text:p>51111401</text:p>
          </table:table-cell>
          <table:table-cell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51111401" calcext:value-type="float">
            <text:p>51111401</text:p>
          </table:table-cell>
          <table:table-cell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51111401" calcext:value-type="float">
            <text:p>51111401</text:p>
          </table:table-cell>
          <table:table-cell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2" office:value-type="float" office:value="51113708" calcext:value-type="float">
            <text:p>51113708</text:p>
          </table:table-cell>
          <table:table-cell table:style-name="ce22" office:value-type="float" office:value="19100108" calcext:value-type="float">
            <text:p>19100108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float" office:value="51113708" calcext:value-type="float">
            <text:p>51113708</text:p>
          </table:table-cell>
          <table:table-cell table:style-name="ce23" office:value-type="float" office:value="19100108" calcext:value-type="float">
            <text:p>19100108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float" office:value="51113708" calcext:value-type="float">
            <text:p>51113708</text:p>
          </table:table-cell>
          <table:table-cell table:style-name="ce23" office:value-type="float" office:value="19100108" calcext:value-type="float">
            <text:p>19100108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2" office:value-type="float" office:value="51111401" calcext:value-type="float">
            <text:p>51111401</text:p>
          </table:table-cell>
          <table:table-cell table:style-name="ce22" office:value-type="float" office:value="19100117" calcext:value-type="float">
            <text:p>19100117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17" calcext:value-type="float">
            <text:p>19100117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17" calcext:value-type="float">
            <text:p>19100117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17" calcext:value-type="float">
            <text:p>19100117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float" office:value="51111401" calcext:value-type="float">
            <text:p>51111401</text:p>
          </table:table-cell>
          <table:table-cell table:style-name="ce23" office:value-type="float" office:value="19100117" calcext:value-type="float">
            <text:p>19100117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2" office:value-type="float" office:value="51111401" calcext:value-type="float">
            <text:p>51111401</text:p>
          </table:table-cell>
          <table:table-cell table:style-name="ce22" office:value-type="float" office:value="19102300" calcext:value-type="float">
            <text:p>19102300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0" office:value-type="float" office:value="51111401" calcext:value-type="float">
            <text:p>51111401</text:p>
          </table:table-cell>
          <table:table-cell table:style-name="ce20"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51111401" calcext:value-type="float">
            <text:p>51111401</text:p>
          </table:table-cell>
          <table:table-cell office:value-type="float" office:value="19100101" calcext:value-type="float">
            <text:p>19100101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51111401" calcext:value-type="float">
            <text:p>51111401</text:p>
          </table:table-cell>
          <table:table-cell office:value-type="float" office:value="19100102" calcext:value-type="float">
            <text:p>19100102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float" office:value="5111220100" calcext:value-type="float">
            <text:p>5111220100</text:p>
          </table:table-cell>
          <table:table-cell office:value-type="float" office:value="1910010500" calcext:value-type="float">
            <text:p>1910010500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51119002" calcext:value-type="float">
            <text:p>51119002</text:p>
          </table:table-cell>
          <table:table-cell office:value-type="float" office:value="19109003" calcext:value-type="float">
            <text:p>19109003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6" office:value-type="float" office:value="51112102" calcext:value-type="float">
            <text:p>51112102</text:p>
          </table:table-cell>
          <table:table-cell table:style-name="ce26" office:value-type="float" office:value="19109002" calcext:value-type="float">
            <text:p>19109002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0" office:value-type="float" office:value="16551001" calcext:value-type="float">
            <text:p>16551001</text:p>
          </table:table-cell>
          <table:table-cell table:style-name="ce20" office:value-type="float" office:value="16350101" calcext:value-type="float">
            <text:p>16350101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16551001" calcext:value-type="float">
            <text:p>16551001</text:p>
          </table:table-cell>
          <table:table-cell office:value-type="float" office:value="16350101" calcext:value-type="float">
            <text:p>16350101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16551001" calcext:value-type="float">
            <text:p>16551001</text:p>
          </table:table-cell>
          <table:table-cell office:value-type="float" office:value="16350101" calcext:value-type="float">
            <text:p>16350101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0" office:value-type="float" office:value="16550502" calcext:value-type="float">
            <text:p>16550502</text:p>
          </table:table-cell>
          <table:table-cell table:style-name="ce20"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0" office:value-type="float" office:value="19600303" calcext:value-type="float">
            <text:p>19600303</text:p>
          </table:table-cell>
          <table:table-cell table:style-name="ce20" office:value-type="float" office:value="16359003" calcext:value-type="float">
            <text:p>16359003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float" office:value="19600303" calcext:value-type="float">
            <text:p>19600303</text:p>
          </table:table-cell>
          <table:table-cell office:value-type="float" office:value="16359003" calcext:value-type="float">
            <text:p>16359003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float" office:value="19600303" calcext:value-type="float">
            <text:p>19600303</text:p>
          </table:table-cell>
          <table:table-cell office:value-type="float" office:value="16359003" calcext:value-type="float">
            <text:p>16359003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19600303" calcext:value-type="float">
            <text:p>19600303</text:p>
          </table:table-cell>
          <table:table-cell office:value-type="float" office:value="16359003" calcext:value-type="float">
            <text:p>16359003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0" office:value-type="float" office:value="19600104" calcext:value-type="float">
            <text:p>19600104</text:p>
          </table:table-cell>
          <table:table-cell table:style-name="ce20" office:value-type="float" office:value="16350304" calcext:value-type="float">
            <text:p>16350304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19600104" calcext:value-type="float">
            <text:p>19600104</text:p>
          </table:table-cell>
          <table:table-cell office:value-type="float" office:value="16350304" calcext:value-type="float">
            <text:p>16350304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19600104" calcext:value-type="float">
            <text:p>19600104</text:p>
          </table:table-cell>
          <table:table-cell office:value-type="float" office:value="16350304" calcext:value-type="float">
            <text:p>16350304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float" office:value="19600104" calcext:value-type="float">
            <text:p>19600104</text:p>
          </table:table-cell>
          <table:table-cell office:value-type="float" office:value="16350304" calcext:value-type="float">
            <text:p>16350304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19600104" calcext:value-type="float">
            <text:p>19600104</text:p>
          </table:table-cell>
          <table:table-cell office:value-type="float" office:value="16350304" calcext:value-type="float">
            <text:p>16350304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0" office:value-type="float" office:value="16800206" calcext:value-type="float">
            <text:p>16800206</text:p>
          </table:table-cell>
          <table:table-cell table:style-name="ce20" office:value-type="float" office:value="16351106" calcext:value-type="float">
            <text:p>16351106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16800206" calcext:value-type="float">
            <text:p>16800206</text:p>
          </table:table-cell>
          <table:table-cell office:value-type="float" office:value="16351106" calcext:value-type="float">
            <text:p>16351106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0" office:value-type="float" office:value="16700107" calcext:value-type="float">
            <text:p>16700107</text:p>
          </table:table-cell>
          <table:table-cell table:style-name="ce20" office:value-type="float" office:value="16350407" calcext:value-type="float">
            <text:p>16350407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16700107" calcext:value-type="float">
            <text:p>16700107</text:p>
          </table:table-cell>
          <table:table-cell office:value-type="float" office:value="16350407" calcext:value-type="float">
            <text:p>16350407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float" office:value="16700107" calcext:value-type="float">
            <text:p>16700107</text:p>
          </table:table-cell>
          <table:table-cell office:value-type="float" office:value="16350407" calcext:value-type="float">
            <text:p>16350407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float" office:value="16700107" calcext:value-type="float">
            <text:p>16700107</text:p>
          </table:table-cell>
          <table:table-cell office:value-type="float" office:value="16350407" calcext:value-type="float">
            <text:p>16350407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16700107" calcext:value-type="float">
            <text:p>16700107</text:p>
          </table:table-cell>
          <table:table-cell office:value-type="float" office:value="16350407" calcext:value-type="float">
            <text:p>16350407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float" office:value="16700107" calcext:value-type="float">
            <text:p>16700107</text:p>
          </table:table-cell>
          <table:table-cell office:value-type="float" office:value="16350407" calcext:value-type="float">
            <text:p>16350407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0" office:value-type="float" office:value="16550108" calcext:value-type="float">
            <text:p>16550108</text:p>
          </table:table-cell>
          <table:table-cell table:style-name="ce20" office:value-type="float" office:value="16350108" calcext:value-type="float">
            <text:p>16350108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6550108" calcext:value-type="float">
            <text:p>16550108</text:p>
          </table:table-cell>
          <table:table-cell office:value-type="float" office:value="16350108" calcext:value-type="float">
            <text:p>16350108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16550108" calcext:value-type="float">
            <text:p>16550108</text:p>
          </table:table-cell>
          <table:table-cell office:value-type="float" office:value="16350108" calcext:value-type="float">
            <text:p>16350108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16550108" calcext:value-type="float">
            <text:p>16550108</text:p>
          </table:table-cell>
          <table:table-cell office:value-type="float" office:value="16350108" calcext:value-type="float">
            <text:p>16350108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0" office:value-type="float" office:value="16550609" calcext:value-type="float">
            <text:p>16550609</text:p>
          </table:table-cell>
          <table:table-cell table:style-name="ce20" office:value-type="float" office:value="16359009" calcext:value-type="float">
            <text:p>16359009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16550609" calcext:value-type="float">
            <text:p>16550609</text:p>
          </table:table-cell>
          <table:table-cell office:value-type="float" office:value="16359009" calcext:value-type="float">
            <text:p>16359009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16550609" calcext:value-type="float">
            <text:p>16550609</text:p>
          </table:table-cell>
          <table:table-cell office:value-type="float" office:value="16359009" calcext:value-type="float">
            <text:p>16359009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0" office:value-type="float" office:value="16600210" calcext:value-type="float">
            <text:p>16600210</text:p>
          </table:table-cell>
          <table:table-cell table:style-name="ce20" office:value-type="float" office:value="16350210" calcext:value-type="float">
            <text:p>16350210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16600210" calcext:value-type="float">
            <text:p>16600210</text:p>
          </table:table-cell>
          <table:table-cell office:value-type="float" office:value="16350210" calcext:value-type="float">
            <text:p>16350210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16600210" calcext:value-type="float">
            <text:p>16600210</text:p>
          </table:table-cell>
          <table:table-cell office:value-type="float" office:value="16350210" calcext:value-type="float">
            <text:p>16350210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0" office:value-type="float" office:value="16609001" calcext:value-type="float">
            <text:p>16609001</text:p>
          </table:table-cell>
          <table:table-cell table:style-name="ce20" office:value-type="float" office:value="16350211" calcext:value-type="float">
            <text:p>16350211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6609001" calcext:value-type="float">
            <text:p>16609001</text:p>
          </table:table-cell>
          <table:table-cell office:value-type="float" office:value="16350211" calcext:value-type="float">
            <text:p>16350211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16609001" calcext:value-type="float">
            <text:p>16609001</text:p>
          </table:table-cell>
          <table:table-cell office:value-type="float" office:value="16350211" calcext:value-type="float">
            <text:p>16350211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16609001" calcext:value-type="float">
            <text:p>16609001</text:p>
          </table:table-cell>
          <table:table-cell office:value-type="float" office:value="16350211" calcext:value-type="float">
            <text:p>16350211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0" office:value-type="float" office:value="16650212" calcext:value-type="float">
            <text:p>16650212</text:p>
          </table:table-cell>
          <table:table-cell table:style-name="ce20" office:value-type="float" office:value="16350312" calcext:value-type="float">
            <text:p>16350312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16650212" calcext:value-type="float">
            <text:p>16650212</text:p>
          </table:table-cell>
          <table:table-cell office:value-type="float" office:value="16350312" calcext:value-type="float">
            <text:p>16350312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16650212" calcext:value-type="float">
            <text:p>16650212</text:p>
          </table:table-cell>
          <table:table-cell office:value-type="float" office:value="16350312" calcext:value-type="float">
            <text:p>16350312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16650212" calcext:value-type="float">
            <text:p>16650212</text:p>
          </table:table-cell>
          <table:table-cell office:value-type="float" office:value="16350312" calcext:value-type="float">
            <text:p>16350312</text:p>
          </table:table-cell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0" office:value-type="float" office:value="16750213" calcext:value-type="float">
            <text:p>16750213</text:p>
          </table:table-cell>
          <table:table-cell table:style-name="ce20" office:value-type="float" office:value="16350513" calcext:value-type="float">
            <text:p>16350513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6750213" calcext:value-type="float">
            <text:p>16750213</text:p>
          </table:table-cell>
          <table:table-cell office:value-type="float" office:value="16350513" calcext:value-type="float">
            <text:p>16350513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6750213" calcext:value-type="float">
            <text:p>16750213</text:p>
          </table:table-cell>
          <table:table-cell office:value-type="float" office:value="16350513" calcext:value-type="float">
            <text:p>16350513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6750213" calcext:value-type="float">
            <text:p>16750213</text:p>
          </table:table-cell>
          <table:table-cell office:value-type="float" office:value="16350513" calcext:value-type="float">
            <text:p>16350513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0" office:value-type="float" office:value="16551114" calcext:value-type="float">
            <text:p>16551114</text:p>
          </table:table-cell>
          <table:table-cell table:style-name="ce20" office:value-type="float" office:value="16350114" calcext:value-type="float">
            <text:p>16350114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6551114" calcext:value-type="float">
            <text:p>16551114</text:p>
          </table:table-cell>
          <table:table-cell office:value-type="float" office:value="16350114" calcext:value-type="float">
            <text:p>16350114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6551114" calcext:value-type="float">
            <text:p>16551114</text:p>
          </table:table-cell>
          <table:table-cell office:value-type="float" office:value="16350114" calcext:value-type="float">
            <text:p>16350114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6551114" calcext:value-type="float">
            <text:p>16551114</text:p>
          </table:table-cell>
          <table:table-cell office:value-type="float" office:value="16350114" calcext:value-type="float">
            <text:p>16350114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16551114" calcext:value-type="float">
            <text:p>16551114</text:p>
          </table:table-cell>
          <table:table-cell office:value-type="float" office:value="16350114" calcext:value-type="float">
            <text:p>16350114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0" office:value-type="float" office:value="16550502" calcext:value-type="float">
            <text:p>16550502</text:p>
          </table:table-cell>
          <table:table-cell table:style-name="ce20"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6550502" calcext:value-type="float">
            <text:p>16550502</text:p>
          </table:table-cell>
          <table:table-cell office:value-type="float" office:value="16350302" calcext:value-type="float">
            <text:p>16350302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0" office:value-type="float" office:value="19600716" calcext:value-type="float">
            <text:p>19600716</text:p>
          </table:table-cell>
          <table:table-cell table:style-name="ce20" office:value-type="float" office:value="16350316" calcext:value-type="float">
            <text:p>16350316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9600716" calcext:value-type="float">
            <text:p>19600716</text:p>
          </table:table-cell>
          <table:table-cell office:value-type="float" office:value="16350316" calcext:value-type="float">
            <text:p>16350316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9600716" calcext:value-type="float">
            <text:p>19600716</text:p>
          </table:table-cell>
          <table:table-cell office:value-type="float" office:value="16350316" calcext:value-type="float">
            <text:p>16350316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9600716" calcext:value-type="float">
            <text:p>19600716</text:p>
          </table:table-cell>
          <table:table-cell office:value-type="float" office:value="16350316" calcext:value-type="float">
            <text:p>16350316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9600716" calcext:value-type="float">
            <text:p>19600716</text:p>
          </table:table-cell>
          <table:table-cell office:value-type="float" office:value="16350316" calcext:value-type="float">
            <text:p>16350316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0" office:value-type="float" office:value="16650118" calcext:value-type="float">
            <text:p>16650118</text:p>
          </table:table-cell>
          <table:table-cell table:style-name="ce20" office:value-type="float" office:value="16350318" calcext:value-type="float">
            <text:p>16350318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6650118" calcext:value-type="float">
            <text:p>16650118</text:p>
          </table:table-cell>
          <table:table-cell office:value-type="float" office:value="16350318" calcext:value-type="float">
            <text:p>16350318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0" office:value-type="float" office:value="51110320" calcext:value-type="float">
            <text:p>51110320</text:p>
          </table:table-cell>
          <table:table-cell table:style-name="ce20"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51110320" calcext:value-type="float">
            <text:p>51110320</text:p>
          </table:table-cell>
          <table:table-cell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51110320" calcext:value-type="float">
            <text:p>51110320</text:p>
          </table:table-cell>
          <table:table-cell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float" office:value="51110320" calcext:value-type="float">
            <text:p>51110320</text:p>
          </table:table-cell>
          <table:table-cell office:value-type="float" office:value="19100401" calcext:value-type="float">
            <text:p>19100401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0" office:value-type="float" office:value="16700221" calcext:value-type="float">
            <text:p>16700221</text:p>
          </table:table-cell>
          <table:table-cell table:style-name="ce20" office:value-type="float" office:value="16350421" calcext:value-type="float">
            <text:p>16350421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float" office:value="16700221" calcext:value-type="float">
            <text:p>16700221</text:p>
          </table:table-cell>
          <table:table-cell office:value-type="float" office:value="16350421" calcext:value-type="float">
            <text:p>16350421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float" office:value="16700221" calcext:value-type="float">
            <text:p>16700221</text:p>
          </table:table-cell>
          <table:table-cell office:value-type="float" office:value="16350421" calcext:value-type="float">
            <text:p>16350421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7" office:value-type="float" office:value="19700822" calcext:value-type="float">
            <text:p>19700822</text:p>
          </table:table-cell>
          <table:table-cell table:style-name="ce27" office:value-type="float" office:value="16350422" calcext:value-type="float">
            <text:p>16350422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8" office:value-type="float" office:value="51115801" calcext:value-type="float">
            <text:p>51115801</text:p>
          </table:table-cell>
          <table:table-cell table:style-name="ce28" office:value-type="float" office:value="19102401" calcext:value-type="float">
            <text:p>19102401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2" office:value-type="float" office:value="16659021" calcext:value-type="float">
            <text:p>16659021</text:p>
          </table:table-cell>
          <table:table-cell table:style-name="ce22" office:value-type="float" office:value="16359021" calcext:value-type="float">
            <text:p>16359021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table:number-columns-repeated="2" table:style-name="ce23" office:value-type="float" office:value="160501" calcext:value-type="float">
            <text:p>160501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table:number-columns-repeated="2" table:style-name="ce23" office:value-type="float" office:value="164001" calcext:value-type="float">
            <text:p>164001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9" office:value-type="float" office:value="83900720" calcext:value-type="float">
            <text:p>83900720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9" office:value-type="float" office:value="83900726" calcext:value-type="float">
            <text:p>83900726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9" office:value-type="float" office:value="83900722" calcext:value-type="float">
            <text:p>83900722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table:style-name="ce29" office:value-type="float" office:value="83900718" calcext:value-type="float">
            <text:p>83900718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table:style-name="ce29" office:value-type="float" office:value="83900731" calcext:value-type="float">
            <text:p>83900731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9" office:value-type="float" office:value="83900730" calcext:value-type="float">
            <text:p>83900730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9" office:value-type="float" office:value="83900724" calcext:value-type="float">
            <text:p>83900724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9" office:value-type="float" office:value="83900727" calcext:value-type="float">
            <text:p>83900727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9" office:value-type="float" office:value="83900723" calcext:value-type="float">
            <text:p>83900723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9" office:value-type="float" office:value="83900729" calcext:value-type="float">
            <text:p>83900729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9" office:value-type="float" office:value="83900721" calcext:value-type="float">
            <text:p>83900721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9" office:value-type="float" office:value="83900725" calcext:value-type="float">
            <text:p>83900725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9" office:value-type="float" office:value="83900716" calcext:value-type="float">
            <text:p>83900716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9" office:value-type="float" office:value="83900732" calcext:value-type="float">
            <text:p>83900732</text:p>
          </table:table-cell>
          <table:table-cell table:style-name="ce29" office:value-type="float" office:value="51111401" calcext:value-type="float">
            <text:p>51111401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9" office:value-type="float" office:value="83900728" calcext:value-type="float">
            <text:p>83900728</text:p>
          </table:table-cell>
          <table:table-cell table:style-name="ce29" office:value-type="float" office:value="51111401" calcext:value-type="float">
            <text:p>51111401</text:p>
          </table:table-cell>
        </table:table-row>
      </table:table>
      <table:table table:name="Depreciacion" table:style-name="ta1">
        <table:table-column table:style-name="co1" table:default-cell-style-name="ce13"/>
        <table:table-column table:style-name="co1" table:number-columns-repeated="2" table:default-cell-style-name="ce30"/>
        <table:table-column table:style-name="co18" table:default-cell-style-name="ce30"/>
        <table:table-column table:style-name="co4" table:default-cell-style-name="ce30"/>
        <table:table-row table:style-name="ro5">
          <table:table-cell table:style-name="ce17" office:value-type="string" calcext:value-type="string">
            <text:p>Grupo_id</text:p>
          </table:table-cell>
          <table:table-cell table:style-name="ce17" office:value-type="string" calcext:value-type="string">
            <text:p>Depreciacion</text:p>
          </table:table-cell>
          <table:table-cell table:style-name="ce17" office:value-type="string" calcext:value-type="string">
            <text:p>Vita Util</text:p>
          </table:table-cell>
          <table:table-cell table:style-name="ce17" office:value-type="string" calcext:value-type="string">
            <text:p>Cuenta_debito</text:p>
          </table:table-cell>
          <table:table-cell table:style-name="ce17" office:value-type="string" calcext:value-type="string">
            <text:p>Cuenta_Credito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-2" calcext:value-type="float">
            <text:p>-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1" calcext:value-type="float">
            <text:p>16850401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1" calcext:value-type="float">
            <text:p>16850401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1" calcext:value-type="float">
            <text:p>16850401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9" calcext:value-type="float">
            <text:p>533009</text:p>
          </table:table-cell>
          <table:table-cell office:value-type="float" office:value="16850906" calcext:value-type="float">
            <text:p>16850906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9" calcext:value-type="float">
            <text:p>533009</text:p>
          </table:table-cell>
          <table:table-cell office:value-type="float" office:value="16850906" calcext:value-type="float">
            <text:p>16850906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07" calcext:value-type="float">
            <text:p>16850707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07" calcext:value-type="float">
            <text:p>16850707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07" calcext:value-type="float">
            <text:p>16850707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07" calcext:value-type="float">
            <text:p>16850707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07" calcext:value-type="float">
            <text:p>16850707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07" calcext:value-type="float">
            <text:p>16850707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8" calcext:value-type="float">
            <text:p>16850408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8" calcext:value-type="float">
            <text:p>16850408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8" calcext:value-type="float">
            <text:p>16850408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8" calcext:value-type="float">
            <text:p>16850408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9" calcext:value-type="float">
            <text:p>16850409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9" calcext:value-type="float">
            <text:p>16850409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09" calcext:value-type="float">
            <text:p>16850409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5" calcext:value-type="float">
            <text:p>533005</text:p>
          </table:table-cell>
          <table:table-cell office:value-type="float" office:value="16850510" calcext:value-type="float">
            <text:p>16850510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5" calcext:value-type="float">
            <text:p>533005</text:p>
          </table:table-cell>
          <table:table-cell office:value-type="float" office:value="16850510" calcext:value-type="float">
            <text:p>16850510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5" calcext:value-type="float">
            <text:p>533005</text:p>
          </table:table-cell>
          <table:table-cell office:value-type="float" office:value="16850510" calcext:value-type="float">
            <text:p>16850510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5" calcext:value-type="float">
            <text:p>533005</text:p>
          </table:table-cell>
          <table:table-cell office:value-type="float" office:value="16850511" calcext:value-type="float">
            <text:p>16850511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5" calcext:value-type="float">
            <text:p>533005</text:p>
          </table:table-cell>
          <table:table-cell office:value-type="float" office:value="16850511" calcext:value-type="float">
            <text:p>16850511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5" calcext:value-type="float">
            <text:p>533005</text:p>
          </table:table-cell>
          <table:table-cell office:value-type="float" office:value="16850511" calcext:value-type="float">
            <text:p>16850511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5" calcext:value-type="float">
            <text:p>533005</text:p>
          </table:table-cell>
          <table:table-cell office:value-type="float" office:value="16850511" calcext:value-type="float">
            <text:p>16850511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6" calcext:value-type="float">
            <text:p>533006</text:p>
          </table:table-cell>
          <table:table-cell office:value-type="float" office:value="16850612" calcext:value-type="float">
            <text:p>16850612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6" calcext:value-type="float">
            <text:p>533006</text:p>
          </table:table-cell>
          <table:table-cell office:value-type="float" office:value="16850612" calcext:value-type="float">
            <text:p>16850612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6" calcext:value-type="float">
            <text:p>533006</text:p>
          </table:table-cell>
          <table:table-cell office:value-type="float" office:value="16850612" calcext:value-type="float">
            <text:p>16850612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6" calcext:value-type="float">
            <text:p>533006</text:p>
          </table:table-cell>
          <table:table-cell office:value-type="float" office:value="16850612" calcext:value-type="float">
            <text:p>16850612</text:p>
          </table:table-cell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8" calcext:value-type="float">
            <text:p>533008</text:p>
          </table:table-cell>
          <table:table-cell office:value-type="float" office:value="16850813" calcext:value-type="float">
            <text:p>16850813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8" calcext:value-type="float">
            <text:p>533008</text:p>
          </table:table-cell>
          <table:table-cell office:value-type="float" office:value="16850813" calcext:value-type="float">
            <text:p>16850813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8" calcext:value-type="float">
            <text:p>533008</text:p>
          </table:table-cell>
          <table:table-cell office:value-type="float" office:value="16850813" calcext:value-type="float">
            <text:p>16850813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8" calcext:value-type="float">
            <text:p>533008</text:p>
          </table:table-cell>
          <table:table-cell office:value-type="float" office:value="16850813" calcext:value-type="float">
            <text:p>16850813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533004" calcext:value-type="float">
            <text:p>533004</text:p>
          </table:table-cell>
          <table:table-cell office:value-type="float" office:value="16850414" calcext:value-type="float">
            <text:p>16850414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6" calcext:value-type="float">
            <text:p>533006</text:p>
          </table:table-cell>
          <table:table-cell office:value-type="float" office:value="16850618" calcext:value-type="float">
            <text:p>16850618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 office:value-type="float" office:value="533006" calcext:value-type="float">
            <text:p>533006</text:p>
          </table:table-cell>
          <table:table-cell office:value-type="float" office:value="16850618" calcext:value-type="float">
            <text:p>16850618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SI</text:p>
          </table:table-cell>
          <table:table-cell office:value-type="float" office:value="60" calcext:value-type="float">
            <text:p>60</text:p>
          </table:table-cell>
          <table:table-cell office:value-type="float" office:value="533007" calcext:value-type="float">
            <text:p>533007</text:p>
          </table:table-cell>
          <table:table-cell office:value-type="float" office:value="16850721" calcext:value-type="float">
            <text:p>16850721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5P2" style:volatile="true">
      <number:currency-symbol/>
      <number:text>- </number:text>
    </number:currency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P1" style:volatile="true">
      <number:text>  (</number:text>
      <number:number number:decimal-places="0" number:min-integer-digits="1" number:grouping="true"/>
      <number:text>)</number:text>
    </number:number-style>
    <number:number-style style:name="N106P2" style:volatile="true">
      <number:text> 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7P2" style:volatile="true">
      <number:currency-symbol/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P1" style:volatile="true">
      <number:text>  (</number:text>
      <number:number number:decimal-places="2" number:min-integer-digits="1" number:grouping="true"/>
      <number:text>)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09">
      <number:month/>
      <number:text>/</number:text>
      <number:day/>
      <number:text>/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year number:style="long"/>
    </number:date-style>
    <number:number-style style:name="N112">
      <number:number number:decimal-places="0" number:min-integer-digits="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year/>
    </number:date-style>
    <number:currency-style style:name="N10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6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O">
      <number:day number:style="long"/>
      <number:text>-</number:text>
      <number:month number:textual="true"/>
    </number:date-style>
    <number:date-style style:name="N10112" number:language="es" number:country="CO">
      <number:month number:textual="true"/>
      <number:text>-</number:text>
      <number:year/>
    </number:date-style>
    <number:date-style style:name="N10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CO">
      <number:number number:decimal-places="0" number:min-integer-digits="1" number:grouping="true"/>
      <number:text> </number:text>
    </number:number-style>
    <number:number-style style:name="N10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O">
      <number:number number:decimal-places="0" number:min-integer-digits="1" number:grouping="true"/>
      <number:text> </number:text>
    </number:number-style>
    <number:number-style style:name="N10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2" number:min-integer-digits="1" number:grouping="true"/>
      <number:text> </number:text>
    </number:number-style>
    <number:number-style style:name="N10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number:min-integer-digits="1" number:grouping="true"/>
      <number:text> </number:text>
    </number:number-style>
    <number:number-style style:name="N10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CO">
      <loext:fill-character> </loext:fill-character>
      <number:text>- </number:text>
    </number:number-style>
    <number:text-style style:name="N10118" number:language="es" number:country="CO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1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19" number:language="es" number:country="CO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O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1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O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22" number:language="es" number:country="CO">
      <number:year/>
    </number:date-style>
    <number:date-style style:name="N10123" number:language="es" number:country="CO">
      <number:year number:style="long"/>
    </number:date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esar</meta:initial-creator>
    <meta:creation-date>2015-05-18T19:39:52.637805144</meta:creation-date>
    <dc:date>2015-05-18T19:47:23.356172271</dc:date>
    <dc:creator>Paulo Cesar</dc:creator>
    <meta:editing-duration>PT7M28S</meta:editing-duration>
    <meta:editing-cycles>5</meta:editing-cycles>
    <meta:generator>LibreOffice/4.3.6.2$Linux_X86_64 LibreOffice_project/430$Build-2</meta:generator>
    <meta:document-statistic meta:table-count="6" meta:cell-count="2784" meta:object-count="0"/>
  </office:meta>
</office:document-meta>
</file>